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26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57.4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Total_20_x_20_Ano">
      <style:table-properties table:display="true" style:writing-mode="lr-tb"/>
    </style:style>
    <style:style style:name="ta2" style:family="table" style:master-page-name="PageStyle_5f_Total_20_x_20_Ano_5f_TX_5f_VAR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.1000003814697pt" fo:font-style="normal" fo:text-shadow="none" style:text-underline-style="none" fo:font-weight="bold" style:font-size-asian="12.1000003814697pt" style:font-style-asian="normal" style:font-weight-asian="bold" style:font-name-complex="Calibri" style:font-size-complex="12.1000003814697pt" style:font-style-complex="normal" style:font-weight-complex="bold"/>
    </style:style>
    <style:style style:name="ce4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 x An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4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4" table:formula="of:=+['file:///home/suporte/Downloads/variaveis%20eixo%201/NECCULT-%202017%20-%20ATLAS%20-%20V08%20-%20Valor%20Adicionado%20(05%20SET).xlsx'#$'Total x Ano'.B34]" office:value-type="float" office:value="0.00218305367617134" calcext:value-type="float">
            <text:p><text:s/>0,002183 </text:p>
          </table:table-cell>
          <table:table-cell table:style-name="ce4" table:formula="of:=+['file:///home/suporte/Downloads/variaveis%20eixo%201/NECCULT-%202017%20-%20ATLAS%20-%20V08%20-%20Valor%20Adicionado%20(05%20SET).xlsx'#$'Total x Ano'.C34]" office:value-type="float" office:value="0.0022953963577847" calcext:value-type="float">
            <text:p><text:s/>0,002295 </text:p>
          </table:table-cell>
          <table:table-cell table:style-name="ce4" table:formula="of:=+['file:///home/suporte/Downloads/variaveis%20eixo%201/NECCULT-%202017%20-%20ATLAS%20-%20V08%20-%20Valor%20Adicionado%20(05%20SET).xlsx'#$'Total x Ano'.D34]" office:value-type="float" office:value="0.00250417235445924" calcext:value-type="float">
            <text:p><text:s/>0,002504 </text:p>
          </table:table-cell>
          <table:table-cell table:style-name="ce4" table:formula="of:=+['file:///home/suporte/Downloads/variaveis%20eixo%201/NECCULT-%202017%20-%20ATLAS%20-%20V08%20-%20Valor%20Adicionado%20(05%20SET).xlsx'#$'Total x Ano'.E34]" office:value-type="float" office:value="0.00274364813613574" calcext:value-type="float">
            <text:p><text:s/>0,002744 </text:p>
          </table:table-cell>
          <table:table-cell table:style-name="ce4" table:formula="of:=+['file:///home/suporte/Downloads/variaveis%20eixo%201/NECCULT-%202017%20-%20ATLAS%20-%20V08%20-%20Valor%20Adicionado%20(05%20SET).xlsx'#$'Total x Ano'.F34]" office:value-type="float" office:value="0.00286508434651047" calcext:value-type="float">
            <text:p><text:s/>0,002865 </text:p>
          </table:table-cell>
          <table:table-cell table:style-name="ce4" table:formula="of:=+['file:///home/suporte/Downloads/variaveis%20eixo%201/NECCULT-%202017%20-%20ATLAS%20-%20V08%20-%20Valor%20Adicionado%20(05%20SET).xlsx'#$'Total x Ano'.G34]" office:value-type="float" office:value="0.00282856191402236" calcext:value-type="float">
            <text:p><text:s/>0,002829 </text:p>
          </table:table-cell>
          <table:table-cell table:style-name="ce4" table:formula="of:=+['file:///home/suporte/Downloads/variaveis%20eixo%201/NECCULT-%202017%20-%20ATLAS%20-%20V08%20-%20Valor%20Adicionado%20(05%20SET).xlsx'#$'Total x Ano'.H34]" office:value-type="float" office:value="0.00305423207427268" calcext:value-type="float">
            <text:p><text:s/>0,003054 </text:p>
          </table:table-cell>
          <table:table-cell table:style-name="ce4" table:formula="of:=+['file:///home/suporte/Downloads/variaveis%20eixo%201/NECCULT-%202017%20-%20ATLAS%20-%20V08%20-%20Valor%20Adicionado%20(05%20SET).xlsx'#$'Total x Ano'.I34]" office:value-type="float" office:value="0.00337229603627721" calcext:value-type="float">
            <text:p><text:s/>0,00337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4" table:formula="of:=+['file:///home/suporte/Downloads/variaveis%20eixo%201/NECCULT-%202017%20-%20ATLAS%20-%20V08%20-%20Valor%20Adicionado%20(05%20SET).xlsx'#$'Total x Ano'.B35]" office:value-type="float" office:value="0.00110097669394293" calcext:value-type="float">
            <text:p><text:s/>0,001101 </text:p>
          </table:table-cell>
          <table:table-cell table:style-name="ce4" table:formula="of:=+['file:///home/suporte/Downloads/variaveis%20eixo%201/NECCULT-%202017%20-%20ATLAS%20-%20V08%20-%20Valor%20Adicionado%20(05%20SET).xlsx'#$'Total x Ano'.C35]" office:value-type="float" office:value="0.00105591245800227" calcext:value-type="float">
            <text:p><text:s/>0,001056 </text:p>
          </table:table-cell>
          <table:table-cell table:style-name="ce4" table:formula="of:=+['file:///home/suporte/Downloads/variaveis%20eixo%201/NECCULT-%202017%20-%20ATLAS%20-%20V08%20-%20Valor%20Adicionado%20(05%20SET).xlsx'#$'Total x Ano'.D35]" office:value-type="float" office:value="0.00100293206120062" calcext:value-type="float">
            <text:p><text:s/>0,001003 </text:p>
          </table:table-cell>
          <table:table-cell table:style-name="ce4" table:formula="of:=+['file:///home/suporte/Downloads/variaveis%20eixo%201/NECCULT-%202017%20-%20ATLAS%20-%20V08%20-%20Valor%20Adicionado%20(05%20SET).xlsx'#$'Total x Ano'.E35]" office:value-type="float" office:value="0.00104743774603407" calcext:value-type="float">
            <text:p><text:s/>0,001047 </text:p>
          </table:table-cell>
          <table:table-cell table:style-name="ce4" table:formula="of:=+['file:///home/suporte/Downloads/variaveis%20eixo%201/NECCULT-%202017%20-%20ATLAS%20-%20V08%20-%20Valor%20Adicionado%20(05%20SET).xlsx'#$'Total x Ano'.F35]" office:value-type="float" office:value="0.000850781338305955" calcext:value-type="float">
            <text:p><text:s/>0,000851 </text:p>
          </table:table-cell>
          <table:table-cell table:style-name="ce4" table:formula="of:=+['file:///home/suporte/Downloads/variaveis%20eixo%201/NECCULT-%202017%20-%20ATLAS%20-%20V08%20-%20Valor%20Adicionado%20(05%20SET).xlsx'#$'Total x Ano'.G35]" office:value-type="float" office:value="0.000960896730424343" calcext:value-type="float">
            <text:p><text:s/>0,000961 </text:p>
          </table:table-cell>
          <table:table-cell table:style-name="ce4" table:formula="of:=+['file:///home/suporte/Downloads/variaveis%20eixo%201/NECCULT-%202017%20-%20ATLAS%20-%20V08%20-%20Valor%20Adicionado%20(05%20SET).xlsx'#$'Total x Ano'.H35]" office:value-type="float" office:value="0.00109942314367101" calcext:value-type="float">
            <text:p><text:s/>0,001099 </text:p>
          </table:table-cell>
          <table:table-cell table:style-name="ce4" table:formula="of:=+['file:///home/suporte/Downloads/variaveis%20eixo%201/NECCULT-%202017%20-%20ATLAS%20-%20V08%20-%20Valor%20Adicionado%20(05%20SET).xlsx'#$'Total x Ano'.I35]" office:value-type="float" office:value="0.0011263382628637" calcext:value-type="float">
            <text:p><text:s/>0,00112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4" table:formula="of:=+['file:///home/suporte/Downloads/variaveis%20eixo%201/NECCULT-%202017%20-%20ATLAS%20-%20V08%20-%20Valor%20Adicionado%20(05%20SET).xlsx'#$'Total x Ano'.B36]" office:value-type="float" office:value="0.00673084603854507" calcext:value-type="float">
            <text:p><text:s/>0,006731 </text:p>
          </table:table-cell>
          <table:table-cell table:style-name="ce4" table:formula="of:=+['file:///home/suporte/Downloads/variaveis%20eixo%201/NECCULT-%202017%20-%20ATLAS%20-%20V08%20-%20Valor%20Adicionado%20(05%20SET).xlsx'#$'Total x Ano'.C36]" office:value-type="float" office:value="0.00712728447625625" calcext:value-type="float">
            <text:p><text:s/>0,007127 </text:p>
          </table:table-cell>
          <table:table-cell table:style-name="ce4" table:formula="of:=+['file:///home/suporte/Downloads/variaveis%20eixo%201/NECCULT-%202017%20-%20ATLAS%20-%20V08%20-%20Valor%20Adicionado%20(05%20SET).xlsx'#$'Total x Ano'.D36]" office:value-type="float" office:value="0.00712634638437824" calcext:value-type="float">
            <text:p><text:s/>0,007126 </text:p>
          </table:table-cell>
          <table:table-cell table:style-name="ce4" table:formula="of:=+['file:///home/suporte/Downloads/variaveis%20eixo%201/NECCULT-%202017%20-%20ATLAS%20-%20V08%20-%20Valor%20Adicionado%20(05%20SET).xlsx'#$'Total x Ano'.E36]" office:value-type="float" office:value="0.00774774445487263" calcext:value-type="float">
            <text:p><text:s/>0,007748 </text:p>
          </table:table-cell>
          <table:table-cell table:style-name="ce4" table:formula="of:=+['file:///home/suporte/Downloads/variaveis%20eixo%201/NECCULT-%202017%20-%20ATLAS%20-%20V08%20-%20Valor%20Adicionado%20(05%20SET).xlsx'#$'Total x Ano'.F36]" office:value-type="float" office:value="0.00802152652705391" calcext:value-type="float">
            <text:p><text:s/>0,008022 </text:p>
          </table:table-cell>
          <table:table-cell table:style-name="ce4" table:formula="of:=+['file:///home/suporte/Downloads/variaveis%20eixo%201/NECCULT-%202017%20-%20ATLAS%20-%20V08%20-%20Valor%20Adicionado%20(05%20SET).xlsx'#$'Total x Ano'.G36]" office:value-type="float" office:value="0.00823546070268145" calcext:value-type="float">
            <text:p><text:s/>0,008235 </text:p>
          </table:table-cell>
          <table:table-cell table:style-name="ce4" table:formula="of:=+['file:///home/suporte/Downloads/variaveis%20eixo%201/NECCULT-%202017%20-%20ATLAS%20-%20V08%20-%20Valor%20Adicionado%20(05%20SET).xlsx'#$'Total x Ano'.H36]" office:value-type="float" office:value="0.0082131947450668" calcext:value-type="float">
            <text:p><text:s/>0,008213 </text:p>
          </table:table-cell>
          <table:table-cell table:style-name="ce4" table:formula="of:=+['file:///home/suporte/Downloads/variaveis%20eixo%201/NECCULT-%202017%20-%20ATLAS%20-%20V08%20-%20Valor%20Adicionado%20(05%20SET).xlsx'#$'Total x Ano'.I36]" office:value-type="float" office:value="0.00829404264440085" calcext:value-type="float">
            <text:p><text:s/>0,00829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4" table:formula="of:=+['file:///home/suporte/Downloads/variaveis%20eixo%201/NECCULT-%202017%20-%20ATLAS%20-%20V08%20-%20Valor%20Adicionado%20(05%20SET).xlsx'#$'Total x Ano'.B37]" office:value-type="float" office:value="0.000673815340174447" calcext:value-type="float">
            <text:p><text:s/>0,000674 </text:p>
          </table:table-cell>
          <table:table-cell table:style-name="ce4" table:formula="of:=+['file:///home/suporte/Downloads/variaveis%20eixo%201/NECCULT-%202017%20-%20ATLAS%20-%20V08%20-%20Valor%20Adicionado%20(05%20SET).xlsx'#$'Total x Ano'.C37]" office:value-type="float" office:value="0.00065684512606734" calcext:value-type="float">
            <text:p><text:s/>0,000657 </text:p>
          </table:table-cell>
          <table:table-cell table:style-name="ce4" table:formula="of:=+['file:///home/suporte/Downloads/variaveis%20eixo%201/NECCULT-%202017%20-%20ATLAS%20-%20V08%20-%20Valor%20Adicionado%20(05%20SET).xlsx'#$'Total x Ano'.D37]" office:value-type="float" office:value="0.000736224674019963" calcext:value-type="float">
            <text:p><text:s/>0,000736 </text:p>
          </table:table-cell>
          <table:table-cell table:style-name="ce4" table:formula="of:=+['file:///home/suporte/Downloads/variaveis%20eixo%201/NECCULT-%202017%20-%20ATLAS%20-%20V08%20-%20Valor%20Adicionado%20(05%20SET).xlsx'#$'Total x Ano'.E37]" office:value-type="float" office:value="0.000723019487418368" calcext:value-type="float">
            <text:p><text:s/>0,000723 </text:p>
          </table:table-cell>
          <table:table-cell table:style-name="ce4" table:formula="of:=+['file:///home/suporte/Downloads/variaveis%20eixo%201/NECCULT-%202017%20-%20ATLAS%20-%20V08%20-%20Valor%20Adicionado%20(05%20SET).xlsx'#$'Total x Ano'.F37]" office:value-type="float" office:value="0.000753970936526251" calcext:value-type="float">
            <text:p><text:s/>0,000754 </text:p>
          </table:table-cell>
          <table:table-cell table:style-name="ce4" table:formula="of:=+['file:///home/suporte/Downloads/variaveis%20eixo%201/NECCULT-%202017%20-%20ATLAS%20-%20V08%20-%20Valor%20Adicionado%20(05%20SET).xlsx'#$'Total x Ano'.G37]" office:value-type="float" office:value="0.000836330562635894" calcext:value-type="float">
            <text:p><text:s/>0,000836 </text:p>
          </table:table-cell>
          <table:table-cell table:style-name="ce4" table:formula="of:=+['file:///home/suporte/Downloads/variaveis%20eixo%201/NECCULT-%202017%20-%20ATLAS%20-%20V08%20-%20Valor%20Adicionado%20(05%20SET).xlsx'#$'Total x Ano'.H37]" office:value-type="float" office:value="0.000900867259325594" calcext:value-type="float">
            <text:p><text:s/>0,000901 </text:p>
          </table:table-cell>
          <table:table-cell table:style-name="ce4" table:formula="of:=+['file:///home/suporte/Downloads/variaveis%20eixo%201/NECCULT-%202017%20-%20ATLAS%20-%20V08%20-%20Valor%20Adicionado%20(05%20SET).xlsx'#$'Total x Ano'.I37]" office:value-type="float" office:value="0.000930503047189895" calcext:value-type="float">
            <text:p><text:s/>0,00093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4" table:formula="of:=+['file:///home/suporte/Downloads/variaveis%20eixo%201/NECCULT-%202017%20-%20ATLAS%20-%20V08%20-%20Valor%20Adicionado%20(05%20SET).xlsx'#$'Total x Ano'.B38]" office:value-type="float" office:value="0.00771809399744482" calcext:value-type="float">
            <text:p><text:s/>0,007718 </text:p>
          </table:table-cell>
          <table:table-cell table:style-name="ce4" table:formula="of:=+['file:///home/suporte/Downloads/variaveis%20eixo%201/NECCULT-%202017%20-%20ATLAS%20-%20V08%20-%20Valor%20Adicionado%20(05%20SET).xlsx'#$'Total x Ano'.C38]" office:value-type="float" office:value="0.00815069994151443" calcext:value-type="float">
            <text:p><text:s/>0,008151 </text:p>
          </table:table-cell>
          <table:table-cell table:style-name="ce4" table:formula="of:=+['file:///home/suporte/Downloads/variaveis%20eixo%201/NECCULT-%202017%20-%20ATLAS%20-%20V08%20-%20Valor%20Adicionado%20(05%20SET).xlsx'#$'Total x Ano'.D38]" office:value-type="float" office:value="0.00874294768904482" calcext:value-type="float">
            <text:p><text:s/>0,008743 </text:p>
          </table:table-cell>
          <table:table-cell table:style-name="ce4" table:formula="of:=+['file:///home/suporte/Downloads/variaveis%20eixo%201/NECCULT-%202017%20-%20ATLAS%20-%20V08%20-%20Valor%20Adicionado%20(05%20SET).xlsx'#$'Total x Ano'.E38]" office:value-type="float" office:value="0.00911646624368701" calcext:value-type="float">
            <text:p><text:s/>0,009116 </text:p>
          </table:table-cell>
          <table:table-cell table:style-name="ce4" table:formula="of:=+['file:///home/suporte/Downloads/variaveis%20eixo%201/NECCULT-%202017%20-%20ATLAS%20-%20V08%20-%20Valor%20Adicionado%20(05%20SET).xlsx'#$'Total x Ano'.F38]" office:value-type="float" office:value="0.00872939290442873" calcext:value-type="float">
            <text:p><text:s/>0,008729 </text:p>
          </table:table-cell>
          <table:table-cell table:style-name="ce4" table:formula="of:=+['file:///home/suporte/Downloads/variaveis%20eixo%201/NECCULT-%202017%20-%20ATLAS%20-%20V08%20-%20Valor%20Adicionado%20(05%20SET).xlsx'#$'Total x Ano'.G38]" office:value-type="float" office:value="0.00870517410814642" calcext:value-type="float">
            <text:p><text:s/>0,008705 </text:p>
          </table:table-cell>
          <table:table-cell table:style-name="ce4" table:formula="of:=+['file:///home/suporte/Downloads/variaveis%20eixo%201/NECCULT-%202017%20-%20ATLAS%20-%20V08%20-%20Valor%20Adicionado%20(05%20SET).xlsx'#$'Total x Ano'.H38]" office:value-type="float" office:value="0.00915757413630416" calcext:value-type="float">
            <text:p><text:s/>0,009158 </text:p>
          </table:table-cell>
          <table:table-cell table:style-name="ce4" table:formula="of:=+['file:///home/suporte/Downloads/variaveis%20eixo%201/NECCULT-%202017%20-%20ATLAS%20-%20V08%20-%20Valor%20Adicionado%20(05%20SET).xlsx'#$'Total x Ano'.I38]" office:value-type="float" office:value="0.00961327928009605" calcext:value-type="float">
            <text:p><text:s/>0,00961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4" table:formula="of:=+['file:///home/suporte/Downloads/variaveis%20eixo%201/NECCULT-%202017%20-%20ATLAS%20-%20V08%20-%20Valor%20Adicionado%20(05%20SET).xlsx'#$'Total x Ano'.B39]" office:value-type="float" office:value="0.000866526467000756" calcext:value-type="float">
            <text:p><text:s/>0,000867 </text:p>
          </table:table-cell>
          <table:table-cell table:style-name="ce4" table:formula="of:=+['file:///home/suporte/Downloads/variaveis%20eixo%201/NECCULT-%202017%20-%20ATLAS%20-%20V08%20-%20Valor%20Adicionado%20(05%20SET).xlsx'#$'Total x Ano'.C39]" office:value-type="float" office:value="0.00090197521139946" calcext:value-type="float">
            <text:p><text:s/>0,000902 </text:p>
          </table:table-cell>
          <table:table-cell table:style-name="ce4" table:formula="of:=+['file:///home/suporte/Downloads/variaveis%20eixo%201/NECCULT-%202017%20-%20ATLAS%20-%20V08%20-%20Valor%20Adicionado%20(05%20SET).xlsx'#$'Total x Ano'.D39]" office:value-type="float" office:value="0.000756046162648533" calcext:value-type="float">
            <text:p><text:s/>0,000756 </text:p>
          </table:table-cell>
          <table:table-cell table:style-name="ce4" table:formula="of:=+['file:///home/suporte/Downloads/variaveis%20eixo%201/NECCULT-%202017%20-%20ATLAS%20-%20V08%20-%20Valor%20Adicionado%20(05%20SET).xlsx'#$'Total x Ano'.E39]" office:value-type="float" office:value="0.000675041047183828" calcext:value-type="float">
            <text:p><text:s/>0,000675 </text:p>
          </table:table-cell>
          <table:table-cell table:style-name="ce4" table:formula="of:=+['file:///home/suporte/Downloads/variaveis%20eixo%201/NECCULT-%202017%20-%20ATLAS%20-%20V08%20-%20Valor%20Adicionado%20(05%20SET).xlsx'#$'Total x Ano'.F39]" office:value-type="float" office:value="0.000723268326124188" calcext:value-type="float">
            <text:p><text:s/>0,000723 </text:p>
          </table:table-cell>
          <table:table-cell table:style-name="ce4" table:formula="of:=+['file:///home/suporte/Downloads/variaveis%20eixo%201/NECCULT-%202017%20-%20ATLAS%20-%20V08%20-%20Valor%20Adicionado%20(05%20SET).xlsx'#$'Total x Ano'.G39]" office:value-type="float" office:value="0.000729351631639457" calcext:value-type="float">
            <text:p><text:s/>0,000729 </text:p>
          </table:table-cell>
          <table:table-cell table:style-name="ce4" table:formula="of:=+['file:///home/suporte/Downloads/variaveis%20eixo%201/NECCULT-%202017%20-%20ATLAS%20-%20V08%20-%20Valor%20Adicionado%20(05%20SET).xlsx'#$'Total x Ano'.H39]" office:value-type="float" office:value="0.000827215930724714" calcext:value-type="float">
            <text:p><text:s/>0,000827 </text:p>
          </table:table-cell>
          <table:table-cell table:style-name="ce4" table:formula="of:=+['file:///home/suporte/Downloads/variaveis%20eixo%201/NECCULT-%202017%20-%20ATLAS%20-%20V08%20-%20Valor%20Adicionado%20(05%20SET).xlsx'#$'Total x Ano'.I39]" office:value-type="float" office:value="0.000823871103142429" calcext:value-type="float">
            <text:p><text:s/>0,00082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4" table:formula="of:=+['file:///home/suporte/Downloads/variaveis%20eixo%201/NECCULT-%202017%20-%20ATLAS%20-%20V08%20-%20Valor%20Adicionado%20(05%20SET).xlsx'#$'Total x Ano'.B40]" office:value-type="float" office:value="0.00171032233077125" calcext:value-type="float">
            <text:p><text:s/>0,001710 </text:p>
          </table:table-cell>
          <table:table-cell table:style-name="ce4" table:formula="of:=+['file:///home/suporte/Downloads/variaveis%20eixo%201/NECCULT-%202017%20-%20ATLAS%20-%20V08%20-%20Valor%20Adicionado%20(05%20SET).xlsx'#$'Total x Ano'.C40]" office:value-type="float" office:value="0.00224028540952533" calcext:value-type="float">
            <text:p><text:s/>0,002240 </text:p>
          </table:table-cell>
          <table:table-cell table:style-name="ce4" table:formula="of:=+['file:///home/suporte/Downloads/variaveis%20eixo%201/NECCULT-%202017%20-%20ATLAS%20-%20V08%20-%20Valor%20Adicionado%20(05%20SET).xlsx'#$'Total x Ano'.D40]" office:value-type="float" office:value="0.00136523210255936" calcext:value-type="float">
            <text:p><text:s/>0,001365 </text:p>
          </table:table-cell>
          <table:table-cell table:style-name="ce4" table:formula="of:=+['file:///home/suporte/Downloads/variaveis%20eixo%201/NECCULT-%202017%20-%20ATLAS%20-%20V08%20-%20Valor%20Adicionado%20(05%20SET).xlsx'#$'Total x Ano'.E40]" office:value-type="float" office:value="0.00121440865873958" calcext:value-type="float">
            <text:p><text:s/>0,001214 </text:p>
          </table:table-cell>
          <table:table-cell table:style-name="ce4" table:formula="of:=+['file:///home/suporte/Downloads/variaveis%20eixo%201/NECCULT-%202017%20-%20ATLAS%20-%20V08%20-%20Valor%20Adicionado%20(05%20SET).xlsx'#$'Total x Ano'.F40]" office:value-type="float" office:value="0.00131994723180023" calcext:value-type="float">
            <text:p><text:s/>0,001320 </text:p>
          </table:table-cell>
          <table:table-cell table:style-name="ce4" table:formula="of:=+['file:///home/suporte/Downloads/variaveis%20eixo%201/NECCULT-%202017%20-%20ATLAS%20-%20V08%20-%20Valor%20Adicionado%20(05%20SET).xlsx'#$'Total x Ano'.G40]" office:value-type="float" office:value="0.0014527593598464" calcext:value-type="float">
            <text:p><text:s/>0,001453 </text:p>
          </table:table-cell>
          <table:table-cell table:style-name="ce4" table:formula="of:=+['file:///home/suporte/Downloads/variaveis%20eixo%201/NECCULT-%202017%20-%20ATLAS%20-%20V08%20-%20Valor%20Adicionado%20(05%20SET).xlsx'#$'Total x Ano'.H40]" office:value-type="float" office:value="0.00158189270693044" calcext:value-type="float">
            <text:p><text:s/>0,001582 </text:p>
          </table:table-cell>
          <table:table-cell table:style-name="ce4" table:formula="of:=+['file:///home/suporte/Downloads/variaveis%20eixo%201/NECCULT-%202017%20-%20ATLAS%20-%20V08%20-%20Valor%20Adicionado%20(05%20SET).xlsx'#$'Total x Ano'.I40]" office:value-type="float" office:value="0.00157317740617266" calcext:value-type="float">
            <text:p><text:s/>0,0015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4" table:formula="of:=+['file:///home/suporte/Downloads/variaveis%20eixo%201/NECCULT-%202017%20-%20ATLAS%20-%20V08%20-%20Valor%20Adicionado%20(05%20SET).xlsx'#$'Total x Ano'.B41]" office:value-type="float" office:value="0.00367570699488332" calcext:value-type="float">
            <text:p><text:s/>0,003676 </text:p>
          </table:table-cell>
          <table:table-cell table:style-name="ce4" table:formula="of:=+['file:///home/suporte/Downloads/variaveis%20eixo%201/NECCULT-%202017%20-%20ATLAS%20-%20V08%20-%20Valor%20Adicionado%20(05%20SET).xlsx'#$'Total x Ano'.C41]" office:value-type="float" office:value="0.00449634104755899" calcext:value-type="float">
            <text:p><text:s/>0,004496 </text:p>
          </table:table-cell>
          <table:table-cell table:style-name="ce4" table:formula="of:=+['file:///home/suporte/Downloads/variaveis%20eixo%201/NECCULT-%202017%20-%20ATLAS%20-%20V08%20-%20Valor%20Adicionado%20(05%20SET).xlsx'#$'Total x Ano'.D41]" office:value-type="float" office:value="0.00388232027637026" calcext:value-type="float">
            <text:p><text:s/>0,003882 </text:p>
          </table:table-cell>
          <table:table-cell table:style-name="ce4" table:formula="of:=+['file:///home/suporte/Downloads/variaveis%20eixo%201/NECCULT-%202017%20-%20ATLAS%20-%20V08%20-%20Valor%20Adicionado%20(05%20SET).xlsx'#$'Total x Ano'.E41]" office:value-type="float" office:value="0.0042862110851821" calcext:value-type="float">
            <text:p><text:s/>0,004286 </text:p>
          </table:table-cell>
          <table:table-cell table:style-name="ce4" table:formula="of:=+['file:///home/suporte/Downloads/variaveis%20eixo%201/NECCULT-%202017%20-%20ATLAS%20-%20V08%20-%20Valor%20Adicionado%20(05%20SET).xlsx'#$'Total x Ano'.F41]" office:value-type="float" office:value="0.00445766007244012" calcext:value-type="float">
            <text:p><text:s/>0,004458 </text:p>
          </table:table-cell>
          <table:table-cell table:style-name="ce4" table:formula="of:=+['file:///home/suporte/Downloads/variaveis%20eixo%201/NECCULT-%202017%20-%20ATLAS%20-%20V08%20-%20Valor%20Adicionado%20(05%20SET).xlsx'#$'Total x Ano'.G41]" office:value-type="float" office:value="0.00497344094859803" calcext:value-type="float">
            <text:p><text:s/>0,004973 </text:p>
          </table:table-cell>
          <table:table-cell table:style-name="ce4" table:formula="of:=+['file:///home/suporte/Downloads/variaveis%20eixo%201/NECCULT-%202017%20-%20ATLAS%20-%20V08%20-%20Valor%20Adicionado%20(05%20SET).xlsx'#$'Total x Ano'.H41]" office:value-type="float" office:value="0.00529575889655116" calcext:value-type="float">
            <text:p><text:s/>0,005296 </text:p>
          </table:table-cell>
          <table:table-cell table:style-name="ce4" table:formula="of:=+['file:///home/suporte/Downloads/variaveis%20eixo%201/NECCULT-%202017%20-%20ATLAS%20-%20V08%20-%20Valor%20Adicionado%20(05%20SET).xlsx'#$'Total x Ano'.I41]" office:value-type="float" office:value="0.0050987546688026" calcext:value-type="float">
            <text:p><text:s/>0,00509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4" table:formula="of:=+['file:///home/suporte/Downloads/variaveis%20eixo%201/NECCULT-%202017%20-%20ATLAS%20-%20V08%20-%20Valor%20Adicionado%20(05%20SET).xlsx'#$'Total x Ano'.B42]" office:value-type="float" office:value="0.00249195616560543" calcext:value-type="float">
            <text:p><text:s/>0,002492 </text:p>
          </table:table-cell>
          <table:table-cell table:style-name="ce4" table:formula="of:=+['file:///home/suporte/Downloads/variaveis%20eixo%201/NECCULT-%202017%20-%20ATLAS%20-%20V08%20-%20Valor%20Adicionado%20(05%20SET).xlsx'#$'Total x Ano'.C42]" office:value-type="float" office:value="0.00253366959145395" calcext:value-type="float">
            <text:p><text:s/>0,002534 </text:p>
          </table:table-cell>
          <table:table-cell table:style-name="ce4" table:formula="of:=+['file:///home/suporte/Downloads/variaveis%20eixo%201/NECCULT-%202017%20-%20ATLAS%20-%20V08%20-%20Valor%20Adicionado%20(05%20SET).xlsx'#$'Total x Ano'.D42]" office:value-type="float" office:value="0.00243738604328073" calcext:value-type="float">
            <text:p><text:s/>0,002437 </text:p>
          </table:table-cell>
          <table:table-cell table:style-name="ce4" table:formula="of:=+['file:///home/suporte/Downloads/variaveis%20eixo%201/NECCULT-%202017%20-%20ATLAS%20-%20V08%20-%20Valor%20Adicionado%20(05%20SET).xlsx'#$'Total x Ano'.E42]" office:value-type="float" office:value="0.00247531571704903" calcext:value-type="float">
            <text:p><text:s/>0,002475 </text:p>
          </table:table-cell>
          <table:table-cell table:style-name="ce4" table:formula="of:=+['file:///home/suporte/Downloads/variaveis%20eixo%201/NECCULT-%202017%20-%20ATLAS%20-%20V08%20-%20Valor%20Adicionado%20(05%20SET).xlsx'#$'Total x Ano'.F42]" office:value-type="float" office:value="0.00276793697190001" calcext:value-type="float">
            <text:p><text:s/>0,002768 </text:p>
          </table:table-cell>
          <table:table-cell table:style-name="ce4" table:formula="of:=+['file:///home/suporte/Downloads/variaveis%20eixo%201/NECCULT-%202017%20-%20ATLAS%20-%20V08%20-%20Valor%20Adicionado%20(05%20SET).xlsx'#$'Total x Ano'.G42]" office:value-type="float" office:value="0.00317405595893327" calcext:value-type="float">
            <text:p><text:s/>0,003174 </text:p>
          </table:table-cell>
          <table:table-cell table:style-name="ce4" table:formula="of:=+['file:///home/suporte/Downloads/variaveis%20eixo%201/NECCULT-%202017%20-%20ATLAS%20-%20V08%20-%20Valor%20Adicionado%20(05%20SET).xlsx'#$'Total x Ano'.H42]" office:value-type="float" office:value="0.00378624309863423" calcext:value-type="float">
            <text:p><text:s/>0,003786 </text:p>
          </table:table-cell>
          <table:table-cell table:style-name="ce4" table:formula="of:=+['file:///home/suporte/Downloads/variaveis%20eixo%201/NECCULT-%202017%20-%20ATLAS%20-%20V08%20-%20Valor%20Adicionado%20(05%20SET).xlsx'#$'Total x Ano'.I42]" office:value-type="float" office:value="0.0032198678320534" calcext:value-type="float">
            <text:p><text:s/>0,0032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4" table:formula="of:=+['file:///home/suporte/Downloads/variaveis%20eixo%201/NECCULT-%202017%20-%20ATLAS%20-%20V08%20-%20Valor%20Adicionado%20(05%20SET).xlsx'#$'Total x Ano'.B43]" office:value-type="float" office:value="0.0112640967968766" calcext:value-type="float">
            <text:p><text:s/>0,011264 </text:p>
          </table:table-cell>
          <table:table-cell table:style-name="ce4" table:formula="of:=+['file:///home/suporte/Downloads/variaveis%20eixo%201/NECCULT-%202017%20-%20ATLAS%20-%20V08%20-%20Valor%20Adicionado%20(05%20SET).xlsx'#$'Total x Ano'.C43]" office:value-type="float" office:value="0.0119249539974521" calcext:value-type="float">
            <text:p><text:s/>0,011925 </text:p>
          </table:table-cell>
          <table:table-cell table:style-name="ce4" table:formula="of:=+['file:///home/suporte/Downloads/variaveis%20eixo%201/NECCULT-%202017%20-%20ATLAS%20-%20V08%20-%20Valor%20Adicionado%20(05%20SET).xlsx'#$'Total x Ano'.D43]" office:value-type="float" office:value="0.0123910851943571" calcext:value-type="float">
            <text:p><text:s/>0,012391 </text:p>
          </table:table-cell>
          <table:table-cell table:style-name="ce4" table:formula="of:=+['file:///home/suporte/Downloads/variaveis%20eixo%201/NECCULT-%202017%20-%20ATLAS%20-%20V08%20-%20Valor%20Adicionado%20(05%20SET).xlsx'#$'Total x Ano'.E43]" office:value-type="float" office:value="0.0135989020496971" calcext:value-type="float">
            <text:p><text:s/>0,013599 </text:p>
          </table:table-cell>
          <table:table-cell table:style-name="ce4" table:formula="of:=+['file:///home/suporte/Downloads/variaveis%20eixo%201/NECCULT-%202017%20-%20ATLAS%20-%20V08%20-%20Valor%20Adicionado%20(05%20SET).xlsx'#$'Total x Ano'.F43]" office:value-type="float" office:value="0.0131592574857703" calcext:value-type="float">
            <text:p><text:s/>0,013159 </text:p>
          </table:table-cell>
          <table:table-cell table:style-name="ce4" table:formula="of:=+['file:///home/suporte/Downloads/variaveis%20eixo%201/NECCULT-%202017%20-%20ATLAS%20-%20V08%20-%20Valor%20Adicionado%20(05%20SET).xlsx'#$'Total x Ano'.G43]" office:value-type="float" office:value="0.0137014114000702" calcext:value-type="float">
            <text:p><text:s/>0,013701 </text:p>
          </table:table-cell>
          <table:table-cell table:style-name="ce4" table:formula="of:=+['file:///home/suporte/Downloads/variaveis%20eixo%201/NECCULT-%202017%20-%20ATLAS%20-%20V08%20-%20Valor%20Adicionado%20(05%20SET).xlsx'#$'Total x Ano'.H43]" office:value-type="float" office:value="0.0148575216958648" calcext:value-type="float">
            <text:p><text:s/>0,014858 </text:p>
          </table:table-cell>
          <table:table-cell table:style-name="ce4" table:formula="of:=+['file:///home/suporte/Downloads/variaveis%20eixo%201/NECCULT-%202017%20-%20ATLAS%20-%20V08%20-%20Valor%20Adicionado%20(05%20SET).xlsx'#$'Total x Ano'.I43]" office:value-type="float" office:value="0.0154227232694127" calcext:value-type="float">
            <text:p><text:s/>0,0154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4" table:formula="of:=+['file:///home/suporte/Downloads/variaveis%20eixo%201/NECCULT-%202017%20-%20ATLAS%20-%20V08%20-%20Valor%20Adicionado%20(05%20SET).xlsx'#$'Total x Ano'.B44]" office:value-type="float" office:value="0.00444623518523281" calcext:value-type="float">
            <text:p><text:s/>0,004446 </text:p>
          </table:table-cell>
          <table:table-cell table:style-name="ce4" table:formula="of:=+['file:///home/suporte/Downloads/variaveis%20eixo%201/NECCULT-%202017%20-%20ATLAS%20-%20V08%20-%20Valor%20Adicionado%20(05%20SET).xlsx'#$'Total x Ano'.C44]" office:value-type="float" office:value="0.00441078249952277" calcext:value-type="float">
            <text:p><text:s/>0,004411 </text:p>
          </table:table-cell>
          <table:table-cell table:style-name="ce4" table:formula="of:=+['file:///home/suporte/Downloads/variaveis%20eixo%201/NECCULT-%202017%20-%20ATLAS%20-%20V08%20-%20Valor%20Adicionado%20(05%20SET).xlsx'#$'Total x Ano'.D44]" office:value-type="float" office:value="0.00469588981862595" calcext:value-type="float">
            <text:p><text:s/>0,004696 </text:p>
          </table:table-cell>
          <table:table-cell table:style-name="ce4" table:formula="of:=+['file:///home/suporte/Downloads/variaveis%20eixo%201/NECCULT-%202017%20-%20ATLAS%20-%20V08%20-%20Valor%20Adicionado%20(05%20SET).xlsx'#$'Total x Ano'.E44]" office:value-type="float" office:value="0.00506259630145086" calcext:value-type="float">
            <text:p><text:s/>0,005063 </text:p>
          </table:table-cell>
          <table:table-cell table:style-name="ce4" table:formula="of:=+['file:///home/suporte/Downloads/variaveis%20eixo%201/NECCULT-%202017%20-%20ATLAS%20-%20V08%20-%20Valor%20Adicionado%20(05%20SET).xlsx'#$'Total x Ano'.F44]" office:value-type="float" office:value="0.00642980356298513" calcext:value-type="float">
            <text:p><text:s/>0,006430 </text:p>
          </table:table-cell>
          <table:table-cell table:style-name="ce4" table:formula="of:=+['file:///home/suporte/Downloads/variaveis%20eixo%201/NECCULT-%202017%20-%20ATLAS%20-%20V08%20-%20Valor%20Adicionado%20(05%20SET).xlsx'#$'Total x Ano'.G44]" office:value-type="float" office:value="0.00638950046589499" calcext:value-type="float">
            <text:p><text:s/>0,006390 </text:p>
          </table:table-cell>
          <table:table-cell table:style-name="ce4" table:formula="of:=+['file:///home/suporte/Downloads/variaveis%20eixo%201/NECCULT-%202017%20-%20ATLAS%20-%20V08%20-%20Valor%20Adicionado%20(05%20SET).xlsx'#$'Total x Ano'.H44]" office:value-type="float" office:value="0.00620206024098373" calcext:value-type="float">
            <text:p><text:s/>0,006202 </text:p>
          </table:table-cell>
          <table:table-cell table:style-name="ce4" table:formula="of:=+['file:///home/suporte/Downloads/variaveis%20eixo%201/NECCULT-%202017%20-%20ATLAS%20-%20V08%20-%20Valor%20Adicionado%20(05%20SET).xlsx'#$'Total x Ano'.I44]" office:value-type="float" office:value="0.00613703646267522" calcext:value-type="float">
            <text:p><text:s/>0,00613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4" table:formula="of:=+['file:///home/suporte/Downloads/variaveis%20eixo%201/NECCULT-%202017%20-%20ATLAS%20-%20V08%20-%20Valor%20Adicionado%20(05%20SET).xlsx'#$'Total x Ano'.B45]" office:value-type="float" office:value="0.00391520995351428" calcext:value-type="float">
            <text:p><text:s/>0,003915 </text:p>
          </table:table-cell>
          <table:table-cell table:style-name="ce4" table:formula="of:=+['file:///home/suporte/Downloads/variaveis%20eixo%201/NECCULT-%202017%20-%20ATLAS%20-%20V08%20-%20Valor%20Adicionado%20(05%20SET).xlsx'#$'Total x Ano'.C45]" office:value-type="float" office:value="0.00364194646936363" calcext:value-type="float">
            <text:p><text:s/>0,003642 </text:p>
          </table:table-cell>
          <table:table-cell table:style-name="ce4" table:formula="of:=+['file:///home/suporte/Downloads/variaveis%20eixo%201/NECCULT-%202017%20-%20ATLAS%20-%20V08%20-%20Valor%20Adicionado%20(05%20SET).xlsx'#$'Total x Ano'.D45]" office:value-type="float" office:value="0.00437385679073595" calcext:value-type="float">
            <text:p><text:s/>0,004374 </text:p>
          </table:table-cell>
          <table:table-cell table:style-name="ce4" table:formula="of:=+['file:///home/suporte/Downloads/variaveis%20eixo%201/NECCULT-%202017%20-%20ATLAS%20-%20V08%20-%20Valor%20Adicionado%20(05%20SET).xlsx'#$'Total x Ano'.E45]" office:value-type="float" office:value="0.00468107776637995" calcext:value-type="float">
            <text:p><text:s/>0,004681 </text:p>
          </table:table-cell>
          <table:table-cell table:style-name="ce4" table:formula="of:=+['file:///home/suporte/Downloads/variaveis%20eixo%201/NECCULT-%202017%20-%20ATLAS%20-%20V08%20-%20Valor%20Adicionado%20(05%20SET).xlsx'#$'Total x Ano'.F45]" office:value-type="float" office:value="0.00470140772872987" calcext:value-type="float">
            <text:p><text:s/>0,004701 </text:p>
          </table:table-cell>
          <table:table-cell table:style-name="ce4" table:formula="of:=+['file:///home/suporte/Downloads/variaveis%20eixo%201/NECCULT-%202017%20-%20ATLAS%20-%20V08%20-%20Valor%20Adicionado%20(05%20SET).xlsx'#$'Total x Ano'.G45]" office:value-type="float" office:value="0.0050451505045716" calcext:value-type="float">
            <text:p><text:s/>0,005045 </text:p>
          </table:table-cell>
          <table:table-cell table:style-name="ce4" table:formula="of:=+['file:///home/suporte/Downloads/variaveis%20eixo%201/NECCULT-%202017%20-%20ATLAS%20-%20V08%20-%20Valor%20Adicionado%20(05%20SET).xlsx'#$'Total x Ano'.H45]" office:value-type="float" office:value="0.00516417494593629" calcext:value-type="float">
            <text:p><text:s/>0,005164 </text:p>
          </table:table-cell>
          <table:table-cell table:style-name="ce4" table:formula="of:=+['file:///home/suporte/Downloads/variaveis%20eixo%201/NECCULT-%202017%20-%20ATLAS%20-%20V08%20-%20Valor%20Adicionado%20(05%20SET).xlsx'#$'Total x Ano'.I45]" office:value-type="float" office:value="0.00577995669332592" calcext:value-type="float">
            <text:p><text:s/>0,00578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4" table:formula="of:=+['file:///home/suporte/Downloads/variaveis%20eixo%201/NECCULT-%202017%20-%20ATLAS%20-%20V08%20-%20Valor%20Adicionado%20(05%20SET).xlsx'#$'Total x Ano'.B46]" office:value-type="float" office:value="0.0214466694294907" calcext:value-type="float">
            <text:p><text:s/>0,021447 </text:p>
          </table:table-cell>
          <table:table-cell table:style-name="ce4" table:formula="of:=+['file:///home/suporte/Downloads/variaveis%20eixo%201/NECCULT-%202017%20-%20ATLAS%20-%20V08%20-%20Valor%20Adicionado%20(05%20SET).xlsx'#$'Total x Ano'.C46]" office:value-type="float" office:value="0.022746143739947" calcext:value-type="float">
            <text:p><text:s/>0,022746 </text:p>
          </table:table-cell>
          <table:table-cell table:style-name="ce4" table:formula="of:=+['file:///home/suporte/Downloads/variaveis%20eixo%201/NECCULT-%202017%20-%20ATLAS%20-%20V08%20-%20Valor%20Adicionado%20(05%20SET).xlsx'#$'Total x Ano'.D46]" office:value-type="float" office:value="0.0212488526465947" calcext:value-type="float">
            <text:p><text:s/>0,021249 </text:p>
          </table:table-cell>
          <table:table-cell table:style-name="ce4" table:formula="of:=+['file:///home/suporte/Downloads/variaveis%20eixo%201/NECCULT-%202017%20-%20ATLAS%20-%20V08%20-%20Valor%20Adicionado%20(05%20SET).xlsx'#$'Total x Ano'.E46]" office:value-type="float" office:value="0.0207208993770673" calcext:value-type="float">
            <text:p><text:s/>0,020721 </text:p>
          </table:table-cell>
          <table:table-cell table:style-name="ce4" table:formula="of:=+['file:///home/suporte/Downloads/variaveis%20eixo%201/NECCULT-%202017%20-%20ATLAS%20-%20V08%20-%20Valor%20Adicionado%20(05%20SET).xlsx'#$'Total x Ano'.F46]" office:value-type="float" office:value="0.0216604404355793" calcext:value-type="float">
            <text:p><text:s/>0,021660 </text:p>
          </table:table-cell>
          <table:table-cell table:style-name="ce4" table:formula="of:=+['file:///home/suporte/Downloads/variaveis%20eixo%201/NECCULT-%202017%20-%20ATLAS%20-%20V08%20-%20Valor%20Adicionado%20(05%20SET).xlsx'#$'Total x Ano'.G46]" office:value-type="float" office:value="0.0221730817442956" calcext:value-type="float">
            <text:p><text:s/>0,022173 </text:p>
          </table:table-cell>
          <table:table-cell table:style-name="ce4" table:formula="of:=+['file:///home/suporte/Downloads/variaveis%20eixo%201/NECCULT-%202017%20-%20ATLAS%20-%20V08%20-%20Valor%20Adicionado%20(05%20SET).xlsx'#$'Total x Ano'.H46]" office:value-type="float" office:value="0.0216852928029696" calcext:value-type="float">
            <text:p><text:s/>0,021685 </text:p>
          </table:table-cell>
          <table:table-cell table:style-name="ce4" table:formula="of:=+['file:///home/suporte/Downloads/variaveis%20eixo%201/NECCULT-%202017%20-%20ATLAS%20-%20V08%20-%20Valor%20Adicionado%20(05%20SET).xlsx'#$'Total x Ano'.I46]" office:value-type="float" office:value="0.0203094094202901" calcext:value-type="float">
            <text:p><text:s/>0,0203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4" table:formula="of:=+['file:///home/suporte/Downloads/variaveis%20eixo%201/NECCULT-%202017%20-%20ATLAS%20-%20V08%20-%20Valor%20Adicionado%20(05%20SET).xlsx'#$'Total x Ano'.B47]" office:value-type="float" office:value="0.00274031294321876" calcext:value-type="float">
            <text:p><text:s/>0,002740 </text:p>
          </table:table-cell>
          <table:table-cell table:style-name="ce4" table:formula="of:=+['file:///home/suporte/Downloads/variaveis%20eixo%201/NECCULT-%202017%20-%20ATLAS%20-%20V08%20-%20Valor%20Adicionado%20(05%20SET).xlsx'#$'Total x Ano'.C47]" office:value-type="float" office:value="0.00280006716950461" calcext:value-type="float">
            <text:p><text:s/>0,002800 </text:p>
          </table:table-cell>
          <table:table-cell table:style-name="ce4" table:formula="of:=+['file:///home/suporte/Downloads/variaveis%20eixo%201/NECCULT-%202017%20-%20ATLAS%20-%20V08%20-%20Valor%20Adicionado%20(05%20SET).xlsx'#$'Total x Ano'.D47]" office:value-type="float" office:value="0.00341991875071574" calcext:value-type="float">
            <text:p><text:s/>0,003420 </text:p>
          </table:table-cell>
          <table:table-cell table:style-name="ce4" table:formula="of:=+['file:///home/suporte/Downloads/variaveis%20eixo%201/NECCULT-%202017%20-%20ATLAS%20-%20V08%20-%20Valor%20Adicionado%20(05%20SET).xlsx'#$'Total x Ano'.E47]" office:value-type="float" office:value="0.00324247639575299" calcext:value-type="float">
            <text:p><text:s/>0,003242 </text:p>
          </table:table-cell>
          <table:table-cell table:style-name="ce4" table:formula="of:=+['file:///home/suporte/Downloads/variaveis%20eixo%201/NECCULT-%202017%20-%20ATLAS%20-%20V08%20-%20Valor%20Adicionado%20(05%20SET).xlsx'#$'Total x Ano'.F47]" office:value-type="float" office:value="0.00319881422526345" calcext:value-type="float">
            <text:p><text:s/>0,003199 </text:p>
          </table:table-cell>
          <table:table-cell table:style-name="ce4" table:formula="of:=+['file:///home/suporte/Downloads/variaveis%20eixo%201/NECCULT-%202017%20-%20ATLAS%20-%20V08%20-%20Valor%20Adicionado%20(05%20SET).xlsx'#$'Total x Ano'.G47]" office:value-type="float" office:value="0.00324183504420905" calcext:value-type="float">
            <text:p><text:s/>0,003242 </text:p>
          </table:table-cell>
          <table:table-cell table:style-name="ce4" table:formula="of:=+['file:///home/suporte/Downloads/variaveis%20eixo%201/NECCULT-%202017%20-%20ATLAS%20-%20V08%20-%20Valor%20Adicionado%20(05%20SET).xlsx'#$'Total x Ano'.H47]" office:value-type="float" office:value="0.00322225304306392" calcext:value-type="float">
            <text:p><text:s/>0,003222 </text:p>
          </table:table-cell>
          <table:table-cell table:style-name="ce4" table:formula="of:=+['file:///home/suporte/Downloads/variaveis%20eixo%201/NECCULT-%202017%20-%20ATLAS%20-%20V08%20-%20Valor%20Adicionado%20(05%20SET).xlsx'#$'Total x Ano'.I47]" office:value-type="float" office:value="0.00352508601980625" calcext:value-type="float">
            <text:p><text:s/>0,00352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4" table:formula="of:=+['file:///home/suporte/Downloads/variaveis%20eixo%201/NECCULT-%202017%20-%20ATLAS%20-%20V08%20-%20Valor%20Adicionado%20(05%20SET).xlsx'#$'Total x Ano'.B48]" office:value-type="float" office:value="0.00403074869853759" calcext:value-type="float">
            <text:p><text:s/>0,004031 </text:p>
          </table:table-cell>
          <table:table-cell table:style-name="ce4" table:formula="of:=+['file:///home/suporte/Downloads/variaveis%20eixo%201/NECCULT-%202017%20-%20ATLAS%20-%20V08%20-%20Valor%20Adicionado%20(05%20SET).xlsx'#$'Total x Ano'.C48]" office:value-type="float" office:value="0.00352041885908214" calcext:value-type="float">
            <text:p><text:s/>0,003520 </text:p>
          </table:table-cell>
          <table:table-cell table:style-name="ce4" table:formula="of:=+['file:///home/suporte/Downloads/variaveis%20eixo%201/NECCULT-%202017%20-%20ATLAS%20-%20V08%20-%20Valor%20Adicionado%20(05%20SET).xlsx'#$'Total x Ano'.D48]" office:value-type="float" office:value="0.00316598471879058" calcext:value-type="float">
            <text:p><text:s/>0,003166 </text:p>
          </table:table-cell>
          <table:table-cell table:style-name="ce4" table:formula="of:=+['file:///home/suporte/Downloads/variaveis%20eixo%201/NECCULT-%202017%20-%20ATLAS%20-%20V08%20-%20Valor%20Adicionado%20(05%20SET).xlsx'#$'Total x Ano'.E48]" office:value-type="float" office:value="0.0031494334732976" calcext:value-type="float">
            <text:p><text:s/>0,003149 </text:p>
          </table:table-cell>
          <table:table-cell table:style-name="ce4" table:formula="of:=+['file:///home/suporte/Downloads/variaveis%20eixo%201/NECCULT-%202017%20-%20ATLAS%20-%20V08%20-%20Valor%20Adicionado%20(05%20SET).xlsx'#$'Total x Ano'.F48]" office:value-type="float" office:value="0.00344601072464612" calcext:value-type="float">
            <text:p><text:s/>0,003446 </text:p>
          </table:table-cell>
          <table:table-cell table:style-name="ce4" table:formula="of:=+['file:///home/suporte/Downloads/variaveis%20eixo%201/NECCULT-%202017%20-%20ATLAS%20-%20V08%20-%20Valor%20Adicionado%20(05%20SET).xlsx'#$'Total x Ano'.G48]" office:value-type="float" office:value="0.00355294140042094" calcext:value-type="float">
            <text:p><text:s/>0,003553 </text:p>
          </table:table-cell>
          <table:table-cell table:style-name="ce4" table:formula="of:=+['file:///home/suporte/Downloads/variaveis%20eixo%201/NECCULT-%202017%20-%20ATLAS%20-%20V08%20-%20Valor%20Adicionado%20(05%20SET).xlsx'#$'Total x Ano'.H48]" office:value-type="float" office:value="0.0039501753740817" calcext:value-type="float">
            <text:p><text:s/>0,003950 </text:p>
          </table:table-cell>
          <table:table-cell table:style-name="ce4" table:formula="of:=+['file:///home/suporte/Downloads/variaveis%20eixo%201/NECCULT-%202017%20-%20ATLAS%20-%20V08%20-%20Valor%20Adicionado%20(05%20SET).xlsx'#$'Total x Ano'.I48]" office:value-type="float" office:value="0.00400551195640234" calcext:value-type="float">
            <text:p><text:s/>0,00400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4" table:formula="of:=+['file:///home/suporte/Downloads/variaveis%20eixo%201/NECCULT-%202017%20-%20ATLAS%20-%20V08%20-%20Valor%20Adicionado%20(05%20SET).xlsx'#$'Total x Ano'.B49]" office:value-type="float" office:value="0.0196749908136588" calcext:value-type="float">
            <text:p><text:s/>0,019675 </text:p>
          </table:table-cell>
          <table:table-cell table:style-name="ce4" table:formula="of:=+['file:///home/suporte/Downloads/variaveis%20eixo%201/NECCULT-%202017%20-%20ATLAS%20-%20V08%20-%20Valor%20Adicionado%20(05%20SET).xlsx'#$'Total x Ano'.C49]" office:value-type="float" office:value="0.0204356095556315" calcext:value-type="float">
            <text:p><text:s/>0,020436 </text:p>
          </table:table-cell>
          <table:table-cell table:style-name="ce4" table:formula="of:=+['file:///home/suporte/Downloads/variaveis%20eixo%201/NECCULT-%202017%20-%20ATLAS%20-%20V08%20-%20Valor%20Adicionado%20(05%20SET).xlsx'#$'Total x Ano'.D49]" office:value-type="float" office:value="0.0196502810182843" calcext:value-type="float">
            <text:p><text:s/>0,019650 </text:p>
          </table:table-cell>
          <table:table-cell table:style-name="ce4" table:formula="of:=+['file:///home/suporte/Downloads/variaveis%20eixo%201/NECCULT-%202017%20-%20ATLAS%20-%20V08%20-%20Valor%20Adicionado%20(05%20SET).xlsx'#$'Total x Ano'.E49]" office:value-type="float" office:value="0.0198092621065291" calcext:value-type="float">
            <text:p><text:s/>0,019809 </text:p>
          </table:table-cell>
          <table:table-cell table:style-name="ce4" table:formula="of:=+['file:///home/suporte/Downloads/variaveis%20eixo%201/NECCULT-%202017%20-%20ATLAS%20-%20V08%20-%20Valor%20Adicionado%20(05%20SET).xlsx'#$'Total x Ano'.F49]" office:value-type="float" office:value="0.020271861471867" calcext:value-type="float">
            <text:p><text:s/>0,020272 </text:p>
          </table:table-cell>
          <table:table-cell table:style-name="ce4" table:formula="of:=+['file:///home/suporte/Downloads/variaveis%20eixo%201/NECCULT-%202017%20-%20ATLAS%20-%20V08%20-%20Valor%20Adicionado%20(05%20SET).xlsx'#$'Total x Ano'.G49]" office:value-type="float" office:value="0.0193276921451742" calcext:value-type="float">
            <text:p><text:s/>0,019328 </text:p>
          </table:table-cell>
          <table:table-cell table:style-name="ce4" table:formula="of:=+['file:///home/suporte/Downloads/variaveis%20eixo%201/NECCULT-%202017%20-%20ATLAS%20-%20V08%20-%20Valor%20Adicionado%20(05%20SET).xlsx'#$'Total x Ano'.H49]" office:value-type="float" office:value="0.0199152091958869" calcext:value-type="float">
            <text:p><text:s/>0,019915 </text:p>
          </table:table-cell>
          <table:table-cell table:style-name="ce4" table:formula="of:=+['file:///home/suporte/Downloads/variaveis%20eixo%201/NECCULT-%202017%20-%20ATLAS%20-%20V08%20-%20Valor%20Adicionado%20(05%20SET).xlsx'#$'Total x Ano'.I49]" office:value-type="float" office:value="0.0208093087287543" calcext:value-type="float">
            <text:p><text:s/>0,0208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4" table:formula="of:=+['file:///home/suporte/Downloads/variaveis%20eixo%201/NECCULT-%202017%20-%20ATLAS%20-%20V08%20-%20Valor%20Adicionado%20(05%20SET).xlsx'#$'Total x Ano'.B50]" office:value-type="float" office:value="0.0554366836854209" calcext:value-type="float">
            <text:p><text:s/>0,055437 </text:p>
          </table:table-cell>
          <table:table-cell table:style-name="ce4" table:formula="of:=+['file:///home/suporte/Downloads/variaveis%20eixo%201/NECCULT-%202017%20-%20ATLAS%20-%20V08%20-%20Valor%20Adicionado%20(05%20SET).xlsx'#$'Total x Ano'.C50]" office:value-type="float" office:value="0.05679189734974" calcext:value-type="float">
            <text:p><text:s/>0,056792 </text:p>
          </table:table-cell>
          <table:table-cell table:style-name="ce4" table:formula="of:=+['file:///home/suporte/Downloads/variaveis%20eixo%201/NECCULT-%202017%20-%20ATLAS%20-%20V08%20-%20Valor%20Adicionado%20(05%20SET).xlsx'#$'Total x Ano'.D50]" office:value-type="float" office:value="0.0538277359006822" calcext:value-type="float">
            <text:p><text:s/>0,053828 </text:p>
          </table:table-cell>
          <table:table-cell table:style-name="ce4" table:formula="of:=+['file:///home/suporte/Downloads/variaveis%20eixo%201/NECCULT-%202017%20-%20ATLAS%20-%20V08%20-%20Valor%20Adicionado%20(05%20SET).xlsx'#$'Total x Ano'.E50]" office:value-type="float" office:value="0.0567208358806074" calcext:value-type="float">
            <text:p><text:s/>0,056721 </text:p>
          </table:table-cell>
          <table:table-cell table:style-name="ce4" table:formula="of:=+['file:///home/suporte/Downloads/variaveis%20eixo%201/NECCULT-%202017%20-%20ATLAS%20-%20V08%20-%20Valor%20Adicionado%20(05%20SET).xlsx'#$'Total x Ano'.F50]" office:value-type="float" office:value="0.0524009259965395" calcext:value-type="float">
            <text:p><text:s/>0,052401 </text:p>
          </table:table-cell>
          <table:table-cell table:style-name="ce4" table:formula="of:=+['file:///home/suporte/Downloads/variaveis%20eixo%201/NECCULT-%202017%20-%20ATLAS%20-%20V08%20-%20Valor%20Adicionado%20(05%20SET).xlsx'#$'Total x Ano'.G50]" office:value-type="float" office:value="0.0520576927152578" calcext:value-type="float">
            <text:p><text:s/>0,052058 </text:p>
          </table:table-cell>
          <table:table-cell table:style-name="ce4" table:formula="of:=+['file:///home/suporte/Downloads/variaveis%20eixo%201/NECCULT-%202017%20-%20ATLAS%20-%20V08%20-%20Valor%20Adicionado%20(05%20SET).xlsx'#$'Total x Ano'.H50]" office:value-type="float" office:value="0.0534875052077704" calcext:value-type="float">
            <text:p><text:s/>0,053488 </text:p>
          </table:table-cell>
          <table:table-cell table:style-name="ce4" table:formula="of:=+['file:///home/suporte/Downloads/variaveis%20eixo%201/NECCULT-%202017%20-%20ATLAS%20-%20V08%20-%20Valor%20Adicionado%20(05%20SET).xlsx'#$'Total x Ano'.I50]" office:value-type="float" office:value="0.0513626814490912" calcext:value-type="float">
            <text:p><text:s/>0,05136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4" table:formula="of:=+['file:///home/suporte/Downloads/variaveis%20eixo%201/NECCULT-%202017%20-%20ATLAS%20-%20V08%20-%20Valor%20Adicionado%20(05%20SET).xlsx'#$'Total x Ano'.B51]" office:value-type="float" office:value="0.0115667784932925" calcext:value-type="float">
            <text:p><text:s/>0,011567 </text:p>
          </table:table-cell>
          <table:table-cell table:style-name="ce4" table:formula="of:=+['file:///home/suporte/Downloads/variaveis%20eixo%201/NECCULT-%202017%20-%20ATLAS%20-%20V08%20-%20Valor%20Adicionado%20(05%20SET).xlsx'#$'Total x Ano'.C51]" office:value-type="float" office:value="0.0138632176439139" calcext:value-type="float">
            <text:p><text:s/>0,013863 </text:p>
          </table:table-cell>
          <table:table-cell table:style-name="ce4" table:formula="of:=+['file:///home/suporte/Downloads/variaveis%20eixo%201/NECCULT-%202017%20-%20ATLAS%20-%20V08%20-%20Valor%20Adicionado%20(05%20SET).xlsx'#$'Total x Ano'.D51]" office:value-type="float" office:value="0.0126267717424964" calcext:value-type="float">
            <text:p><text:s/>0,012627 </text:p>
          </table:table-cell>
          <table:table-cell table:style-name="ce4" table:formula="of:=+['file:///home/suporte/Downloads/variaveis%20eixo%201/NECCULT-%202017%20-%20ATLAS%20-%20V08%20-%20Valor%20Adicionado%20(05%20SET).xlsx'#$'Total x Ano'.E51]" office:value-type="float" office:value="0.0118186993759643" calcext:value-type="float">
            <text:p><text:s/>0,011819 </text:p>
          </table:table-cell>
          <table:table-cell table:style-name="ce4" table:formula="of:=+['file:///home/suporte/Downloads/variaveis%20eixo%201/NECCULT-%202017%20-%20ATLAS%20-%20V08%20-%20Valor%20Adicionado%20(05%20SET).xlsx'#$'Total x Ano'.F51]" office:value-type="float" office:value="0.0118756927577272" calcext:value-type="float">
            <text:p><text:s/>0,011876 </text:p>
          </table:table-cell>
          <table:table-cell table:style-name="ce4" table:formula="of:=+['file:///home/suporte/Downloads/variaveis%20eixo%201/NECCULT-%202017%20-%20ATLAS%20-%20V08%20-%20Valor%20Adicionado%20(05%20SET).xlsx'#$'Total x Ano'.G51]" office:value-type="float" office:value="0.0117474182577105" calcext:value-type="float">
            <text:p><text:s/>0,011747 </text:p>
          </table:table-cell>
          <table:table-cell table:style-name="ce4" table:formula="of:=+['file:///home/suporte/Downloads/variaveis%20eixo%201/NECCULT-%202017%20-%20ATLAS%20-%20V08%20-%20Valor%20Adicionado%20(05%20SET).xlsx'#$'Total x Ano'.H51]" office:value-type="float" office:value="0.0125748134359622" calcext:value-type="float">
            <text:p><text:s/>0,012575 </text:p>
          </table:table-cell>
          <table:table-cell table:style-name="ce4" table:formula="of:=+['file:///home/suporte/Downloads/variaveis%20eixo%201/NECCULT-%202017%20-%20ATLAS%20-%20V08%20-%20Valor%20Adicionado%20(05%20SET).xlsx'#$'Total x Ano'.I51]" office:value-type="float" office:value="0.0123786216015629" calcext:value-type="float">
            <text:p><text:s/>0,01237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4" table:formula="of:=+['file:///home/suporte/Downloads/variaveis%20eixo%201/NECCULT-%202017%20-%20ATLAS%20-%20V08%20-%20Valor%20Adicionado%20(05%20SET).xlsx'#$'Total x Ano'.B52]" office:value-type="float" office:value="0.187951082581064" calcext:value-type="float">
            <text:p><text:s/>0,187951 </text:p>
          </table:table-cell>
          <table:table-cell table:style-name="ce4" table:formula="of:=+['file:///home/suporte/Downloads/variaveis%20eixo%201/NECCULT-%202017%20-%20ATLAS%20-%20V08%20-%20Valor%20Adicionado%20(05%20SET).xlsx'#$'Total x Ano'.C52]" office:value-type="float" office:value="0.179396735141156" calcext:value-type="float">
            <text:p><text:s/>0,179397 </text:p>
          </table:table-cell>
          <table:table-cell table:style-name="ce4" table:formula="of:=+['file:///home/suporte/Downloads/variaveis%20eixo%201/NECCULT-%202017%20-%20ATLAS%20-%20V08%20-%20Valor%20Adicionado%20(05%20SET).xlsx'#$'Total x Ano'.D52]" office:value-type="float" office:value="0.170184298418277" calcext:value-type="float">
            <text:p><text:s/>0,170184 </text:p>
          </table:table-cell>
          <table:table-cell table:style-name="ce4" table:formula="of:=+['file:///home/suporte/Downloads/variaveis%20eixo%201/NECCULT-%202017%20-%20ATLAS%20-%20V08%20-%20Valor%20Adicionado%20(05%20SET).xlsx'#$'Total x Ano'.E52]" office:value-type="float" office:value="0.168576124609728" calcext:value-type="float">
            <text:p><text:s/>0,168576 </text:p>
          </table:table-cell>
          <table:table-cell table:style-name="ce4" table:formula="of:=+['file:///home/suporte/Downloads/variaveis%20eixo%201/NECCULT-%202017%20-%20ATLAS%20-%20V08%20-%20Valor%20Adicionado%20(05%20SET).xlsx'#$'Total x Ano'.F52]" office:value-type="float" office:value="0.175464464536094" calcext:value-type="float">
            <text:p><text:s/>0,175464 </text:p>
          </table:table-cell>
          <table:table-cell table:style-name="ce4" table:formula="of:=+['file:///home/suporte/Downloads/variaveis%20eixo%201/NECCULT-%202017%20-%20ATLAS%20-%20V08%20-%20Valor%20Adicionado%20(05%20SET).xlsx'#$'Total x Ano'.G52]" office:value-type="float" office:value="0.174723759932558" calcext:value-type="float">
            <text:p><text:s/>0,174724 </text:p>
          </table:table-cell>
          <table:table-cell table:style-name="ce4" table:formula="of:=+['file:///home/suporte/Downloads/variaveis%20eixo%201/NECCULT-%202017%20-%20ATLAS%20-%20V08%20-%20Valor%20Adicionado%20(05%20SET).xlsx'#$'Total x Ano'.H52]" office:value-type="float" office:value="0.169542050989225" calcext:value-type="float">
            <text:p><text:s/>0,169542 </text:p>
          </table:table-cell>
          <table:table-cell table:style-name="ce4" table:formula="of:=+['file:///home/suporte/Downloads/variaveis%20eixo%201/NECCULT-%202017%20-%20ATLAS%20-%20V08%20-%20Valor%20Adicionado%20(05%20SET).xlsx'#$'Total x Ano'.I52]" office:value-type="float" office:value="0.165193927764074" calcext:value-type="float">
            <text:p><text:s/>0,16519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4" table:formula="of:=+['file:///home/suporte/Downloads/variaveis%20eixo%201/NECCULT-%202017%20-%20ATLAS%20-%20V08%20-%20Valor%20Adicionado%20(05%20SET).xlsx'#$'Total x Ano'.B53]" office:value-type="float" office:value="0.468510262870173" calcext:value-type="float">
            <text:p><text:s/>0,468510 </text:p>
          </table:table-cell>
          <table:table-cell table:style-name="ce4" table:formula="of:=+['file:///home/suporte/Downloads/variaveis%20eixo%201/NECCULT-%202017%20-%20ATLAS%20-%20V08%20-%20Valor%20Adicionado%20(05%20SET).xlsx'#$'Total x Ano'.C53]" office:value-type="float" office:value="0.469863831150614" calcext:value-type="float">
            <text:p><text:s/>0,469864 </text:p>
          </table:table-cell>
          <table:table-cell table:style-name="ce4" table:formula="of:=+['file:///home/suporte/Downloads/variaveis%20eixo%201/NECCULT-%202017%20-%20ATLAS%20-%20V08%20-%20Valor%20Adicionado%20(05%20SET).xlsx'#$'Total x Ano'.D53]" office:value-type="float" office:value="0.481485031692236" calcext:value-type="float">
            <text:p><text:s/>0,481485 </text:p>
          </table:table-cell>
          <table:table-cell table:style-name="ce4" table:formula="of:=+['file:///home/suporte/Downloads/variaveis%20eixo%201/NECCULT-%202017%20-%20ATLAS%20-%20V08%20-%20Valor%20Adicionado%20(05%20SET).xlsx'#$'Total x Ano'.E53]" office:value-type="float" office:value="0.475714575462443" calcext:value-type="float">
            <text:p><text:s/>0,475715 </text:p>
          </table:table-cell>
          <table:table-cell table:style-name="ce4" table:formula="of:=+['file:///home/suporte/Downloads/variaveis%20eixo%201/NECCULT-%202017%20-%20ATLAS%20-%20V08%20-%20Valor%20Adicionado%20(05%20SET).xlsx'#$'Total x Ano'.F53]" office:value-type="float" office:value="0.469920248952029" calcext:value-type="float">
            <text:p><text:s/>0,469920 </text:p>
          </table:table-cell>
          <table:table-cell table:style-name="ce4" table:formula="of:=+['file:///home/suporte/Downloads/variaveis%20eixo%201/NECCULT-%202017%20-%20ATLAS%20-%20V08%20-%20Valor%20Adicionado%20(05%20SET).xlsx'#$'Total x Ano'.G53]" office:value-type="float" office:value="0.475951866768581" calcext:value-type="float">
            <text:p><text:s/>0,475952 </text:p>
          </table:table-cell>
          <table:table-cell table:style-name="ce4" table:formula="of:=+['file:///home/suporte/Downloads/variaveis%20eixo%201/NECCULT-%202017%20-%20ATLAS%20-%20V08%20-%20Valor%20Adicionado%20(05%20SET).xlsx'#$'Total x Ano'.H53]" office:value-type="float" office:value="0.465863290921624" calcext:value-type="float">
            <text:p><text:s/>0,465863 </text:p>
          </table:table-cell>
          <table:table-cell table:style-name="ce4" table:formula="of:=+['file:///home/suporte/Downloads/variaveis%20eixo%201/NECCULT-%202017%20-%20ATLAS%20-%20V08%20-%20Valor%20Adicionado%20(05%20SET).xlsx'#$'Total x Ano'.I53]" office:value-type="float" office:value="0.471149006599458" calcext:value-type="float">
            <text:p><text:s/>0,4711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4" table:formula="of:=+['file:///home/suporte/Downloads/variaveis%20eixo%201/NECCULT-%202017%20-%20ATLAS%20-%20V08%20-%20Valor%20Adicionado%20(05%20SET).xlsx'#$'Total x Ano'.B54]" office:value-type="float" office:value="0.0494822532827892" calcext:value-type="float">
            <text:p><text:s/>0,049482 </text:p>
          </table:table-cell>
          <table:table-cell table:style-name="ce4" table:formula="of:=+['file:///home/suporte/Downloads/variaveis%20eixo%201/NECCULT-%202017%20-%20ATLAS%20-%20V08%20-%20Valor%20Adicionado%20(05%20SET).xlsx'#$'Total x Ano'.C54]" office:value-type="float" office:value="0.0485564377093818" calcext:value-type="float">
            <text:p><text:s/>0,048556 </text:p>
          </table:table-cell>
          <table:table-cell table:style-name="ce4" table:formula="of:=+['file:///home/suporte/Downloads/variaveis%20eixo%201/NECCULT-%202017%20-%20ATLAS%20-%20V08%20-%20Valor%20Adicionado%20(05%20SET).xlsx'#$'Total x Ano'.D54]" office:value-type="float" office:value="0.0486002596406305" calcext:value-type="float">
            <text:p><text:s/>0,048600 </text:p>
          </table:table-cell>
          <table:table-cell table:style-name="ce4" table:formula="of:=+['file:///home/suporte/Downloads/variaveis%20eixo%201/NECCULT-%202017%20-%20ATLAS%20-%20V08%20-%20Valor%20Adicionado%20(05%20SET).xlsx'#$'Total x Ano'.E54]" office:value-type="float" office:value="0.0501224323611884" calcext:value-type="float">
            <text:p><text:s/>0,050122 </text:p>
          </table:table-cell>
          <table:table-cell table:style-name="ce4" table:formula="of:=+['file:///home/suporte/Downloads/variaveis%20eixo%201/NECCULT-%202017%20-%20ATLAS%20-%20V08%20-%20Valor%20Adicionado%20(05%20SET).xlsx'#$'Total x Ano'.F54]" office:value-type="float" office:value="0.0481573502664809" calcext:value-type="float">
            <text:p><text:s/>0,048157 </text:p>
          </table:table-cell>
          <table:table-cell table:style-name="ce4" table:formula="of:=+['file:///home/suporte/Downloads/variaveis%20eixo%201/NECCULT-%202017%20-%20ATLAS%20-%20V08%20-%20Valor%20Adicionado%20(05%20SET).xlsx'#$'Total x Ano'.G54]" office:value-type="float" office:value="0.0499514638383023" calcext:value-type="float">
            <text:p><text:s/>0,049951 </text:p>
          </table:table-cell>
          <table:table-cell table:style-name="ce4" table:formula="of:=+['file:///home/suporte/Downloads/variaveis%20eixo%201/NECCULT-%202017%20-%20ATLAS%20-%20V08%20-%20Valor%20Adicionado%20(05%20SET).xlsx'#$'Total x Ano'.H54]" office:value-type="float" office:value="0.0509702762109705" calcext:value-type="float">
            <text:p><text:s/>0,050970 </text:p>
          </table:table-cell>
          <table:table-cell table:style-name="ce4" table:formula="of:=+['file:///home/suporte/Downloads/variaveis%20eixo%201/NECCULT-%202017%20-%20ATLAS%20-%20V08%20-%20Valor%20Adicionado%20(05%20SET).xlsx'#$'Total x Ano'.I54]" office:value-type="float" office:value="0.0498216009884639" calcext:value-type="float">
            <text:p><text:s/>0,04982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4" table:formula="of:=+['file:///home/suporte/Downloads/variaveis%20eixo%201/NECCULT-%202017%20-%20ATLAS%20-%20V08%20-%20Valor%20Adicionado%20(05%20SET).xlsx'#$'Total x Ano'.B55]" office:value-type="float" office:value="0.0240885624752477" calcext:value-type="float">
            <text:p><text:s/>0,024089 </text:p>
          </table:table-cell>
          <table:table-cell table:style-name="ce4" table:formula="of:=+['file:///home/suporte/Downloads/variaveis%20eixo%201/NECCULT-%202017%20-%20ATLAS%20-%20V08%20-%20Valor%20Adicionado%20(05%20SET).xlsx'#$'Total x Ano'.C55]" office:value-type="float" office:value="0.0253532161659631" calcext:value-type="float">
            <text:p><text:s/>0,025353 </text:p>
          </table:table-cell>
          <table:table-cell table:style-name="ce4" table:formula="of:=+['file:///home/suporte/Downloads/variaveis%20eixo%201/NECCULT-%202017%20-%20ATLAS%20-%20V08%20-%20Valor%20Adicionado%20(05%20SET).xlsx'#$'Total x Ano'.D55]" office:value-type="float" office:value="0.0255974720769351" calcext:value-type="float">
            <text:p><text:s/>0,025597 </text:p>
          </table:table-cell>
          <table:table-cell table:style-name="ce4" table:formula="of:=+['file:///home/suporte/Downloads/variaveis%20eixo%201/NECCULT-%202017%20-%20ATLAS%20-%20V08%20-%20Valor%20Adicionado%20(05%20SET).xlsx'#$'Total x Ano'.E55]" office:value-type="float" office:value="0.0262581545126461" calcext:value-type="float">
            <text:p><text:s/>0,026258 </text:p>
          </table:table-cell>
          <table:table-cell table:style-name="ce4" table:formula="of:=+['file:///home/suporte/Downloads/variaveis%20eixo%201/NECCULT-%202017%20-%20ATLAS%20-%20V08%20-%20Valor%20Adicionado%20(05%20SET).xlsx'#$'Total x Ano'.F55]" office:value-type="float" office:value="0.0255390455876055" calcext:value-type="float">
            <text:p><text:s/>0,025539 </text:p>
          </table:table-cell>
          <table:table-cell table:style-name="ce4" table:formula="of:=+['file:///home/suporte/Downloads/variaveis%20eixo%201/NECCULT-%202017%20-%20ATLAS%20-%20V08%20-%20Valor%20Adicionado%20(05%20SET).xlsx'#$'Total x Ano'.G55]" office:value-type="float" office:value="0.0259731377866741" calcext:value-type="float">
            <text:p><text:s/>0,025973 </text:p>
          </table:table-cell>
          <table:table-cell table:style-name="ce4" table:formula="of:=+['file:///home/suporte/Downloads/variaveis%20eixo%201/NECCULT-%202017%20-%20ATLAS%20-%20V08%20-%20Valor%20Adicionado%20(05%20SET).xlsx'#$'Total x Ano'.H55]" office:value-type="float" office:value="0.0275928783392506" calcext:value-type="float">
            <text:p><text:s/>0,027593 </text:p>
          </table:table-cell>
          <table:table-cell table:style-name="ce4" table:formula="of:=+['file:///home/suporte/Downloads/variaveis%20eixo%201/NECCULT-%202017%20-%20ATLAS%20-%20V08%20-%20Valor%20Adicionado%20(05%20SET).xlsx'#$'Total x Ano'.I55]" office:value-type="float" office:value="0.0273570009919869" calcext:value-type="float">
            <text:p><text:s/>0,02735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4" table:formula="of:=+['file:///home/suporte/Downloads/variaveis%20eixo%201/NECCULT-%202017%20-%20ATLAS%20-%20V08%20-%20Valor%20Adicionado%20(05%20SET).xlsx'#$'Total x Ano'.B56]" office:value-type="float" office:value="0.0522821939814998" calcext:value-type="float">
            <text:p><text:s/>0,052282 </text:p>
          </table:table-cell>
          <table:table-cell table:style-name="ce4" table:formula="of:=+['file:///home/suporte/Downloads/variaveis%20eixo%201/NECCULT-%202017%20-%20ATLAS%20-%20V08%20-%20Valor%20Adicionado%20(05%20SET).xlsx'#$'Total x Ano'.C56]" office:value-type="float" office:value="0.0561186322837651" calcext:value-type="float">
            <text:p><text:s/>0,056119 </text:p>
          </table:table-cell>
          <table:table-cell table:style-name="ce4" table:formula="of:=+['file:///home/suporte/Downloads/variaveis%20eixo%201/NECCULT-%202017%20-%20ATLAS%20-%20V08%20-%20Valor%20Adicionado%20(05%20SET).xlsx'#$'Total x Ano'.D56]" office:value-type="float" office:value="0.0527589261563643" calcext:value-type="float">
            <text:p><text:s/>0,052759 </text:p>
          </table:table-cell>
          <table:table-cell table:style-name="ce4" table:formula="of:=+['file:///home/suporte/Downloads/variaveis%20eixo%201/NECCULT-%202017%20-%20ATLAS%20-%20V08%20-%20Valor%20Adicionado%20(05%20SET).xlsx'#$'Total x Ano'.E56]" office:value-type="float" office:value="0.0532911811103903" calcext:value-type="float">
            <text:p><text:s/>0,053291 </text:p>
          </table:table-cell>
          <table:table-cell table:style-name="ce4" table:formula="of:=+['file:///home/suporte/Downloads/variaveis%20eixo%201/NECCULT-%202017%20-%20ATLAS%20-%20V08%20-%20Valor%20Adicionado%20(05%20SET).xlsx'#$'Total x Ano'.F56]" office:value-type="float" office:value="0.0513237336956467" calcext:value-type="float">
            <text:p><text:s/>0,051324 </text:p>
          </table:table-cell>
          <table:table-cell table:style-name="ce4" table:formula="of:=+['file:///home/suporte/Downloads/variaveis%20eixo%201/NECCULT-%202017%20-%20ATLAS%20-%20V08%20-%20Valor%20Adicionado%20(05%20SET).xlsx'#$'Total x Ano'.G56]" office:value-type="float" office:value="0.0476981020547718" calcext:value-type="float">
            <text:p><text:s/>0,047698 </text:p>
          </table:table-cell>
          <table:table-cell table:style-name="ce4" table:formula="of:=+['file:///home/suporte/Downloads/variaveis%20eixo%201/NECCULT-%202017%20-%20ATLAS%20-%20V08%20-%20Valor%20Adicionado%20(05%20SET).xlsx'#$'Total x Ano'.H56]" office:value-type="float" office:value="0.0496978394719637" calcext:value-type="float">
            <text:p><text:s/>0,049698 </text:p>
          </table:table-cell>
          <table:table-cell table:style-name="ce4" table:formula="of:=+['file:///home/suporte/Downloads/variaveis%20eixo%201/NECCULT-%202017%20-%20ATLAS%20-%20V08%20-%20Valor%20Adicionado%20(05%20SET).xlsx'#$'Total x Ano'.I56]" office:value-type="float" office:value="0.0516836133319969" calcext:value-type="float">
            <text:p><text:s/>0,05168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4" table:formula="of:=+['file:///home/suporte/Downloads/variaveis%20eixo%201/NECCULT-%202017%20-%20ATLAS%20-%20V08%20-%20Valor%20Adicionado%20(05%20SET).xlsx'#$'Total x Ano'.B57]" office:value-type="float" office:value="0.00589946237742981" calcext:value-type="float">
            <text:p><text:s/>0,005899 </text:p>
          </table:table-cell>
          <table:table-cell table:style-name="ce4" table:formula="of:=+['file:///home/suporte/Downloads/variaveis%20eixo%201/NECCULT-%202017%20-%20ATLAS%20-%20V08%20-%20Valor%20Adicionado%20(05%20SET).xlsx'#$'Total x Ano'.C57]" office:value-type="float" office:value="0.00557655058236984" calcext:value-type="float">
            <text:p><text:s/>0,005577 </text:p>
          </table:table-cell>
          <table:table-cell table:style-name="ce4" table:formula="of:=+['file:///home/suporte/Downloads/variaveis%20eixo%201/NECCULT-%202017%20-%20ATLAS%20-%20V08%20-%20Valor%20Adicionado%20(05%20SET).xlsx'#$'Total x Ano'.D57]" office:value-type="float" office:value="0.00591268547271169" calcext:value-type="float">
            <text:p><text:s/>0,005913 </text:p>
          </table:table-cell>
          <table:table-cell table:style-name="ce4" table:formula="of:=+['file:///home/suporte/Downloads/variaveis%20eixo%201/NECCULT-%202017%20-%20ATLAS%20-%20V08%20-%20Valor%20Adicionado%20(05%20SET).xlsx'#$'Total x Ano'.E57]" office:value-type="float" office:value="0.00587084063147666" calcext:value-type="float">
            <text:p><text:s/>0,005871 </text:p>
          </table:table-cell>
          <table:table-cell table:style-name="ce4" table:formula="of:=+['file:///home/suporte/Downloads/variaveis%20eixo%201/NECCULT-%202017%20-%20ATLAS%20-%20V08%20-%20Valor%20Adicionado%20(05%20SET).xlsx'#$'Total x Ano'.F57]" office:value-type="float" office:value="0.00589738265479237" calcext:value-type="float">
            <text:p><text:s/>0,005897 </text:p>
          </table:table-cell>
          <table:table-cell table:style-name="ce4" table:formula="of:=+['file:///home/suporte/Downloads/variaveis%20eixo%201/NECCULT-%202017%20-%20ATLAS%20-%20V08%20-%20Valor%20Adicionado%20(05%20SET).xlsx'#$'Total x Ano'.G57]" office:value-type="float" office:value="0.00583681422053368" calcext:value-type="float">
            <text:p><text:s/>0,005837 </text:p>
          </table:table-cell>
          <table:table-cell table:style-name="ce4" table:formula="of:=+['file:///home/suporte/Downloads/variaveis%20eixo%201/NECCULT-%202017%20-%20ATLAS%20-%20V08%20-%20Valor%20Adicionado%20(05%20SET).xlsx'#$'Total x Ano'.H57]" office:value-type="float" office:value="0.00643171121673403" calcext:value-type="float">
            <text:p><text:s/>0,006432 </text:p>
          </table:table-cell>
          <table:table-cell table:style-name="ce4" table:formula="of:=+['file:///home/suporte/Downloads/variaveis%20eixo%201/NECCULT-%202017%20-%20ATLAS%20-%20V08%20-%20Valor%20Adicionado%20(05%20SET).xlsx'#$'Total x Ano'.I57]" office:value-type="float" office:value="0.00624779652095538" calcext:value-type="float">
            <text:p><text:s/>0,00624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4" table:formula="of:=+['file:///home/suporte/Downloads/variaveis%20eixo%201/NECCULT-%202017%20-%20ATLAS%20-%20V08%20-%20Valor%20Adicionado%20(05%20SET).xlsx'#$'Total x Ano'.B58]" office:value-type="float" office:value="0.0048633056415173" calcext:value-type="float">
            <text:p><text:s/>0,004863 </text:p>
          </table:table-cell>
          <table:table-cell table:style-name="ce4" table:formula="of:=+['file:///home/suporte/Downloads/variaveis%20eixo%201/NECCULT-%202017%20-%20ATLAS%20-%20V08%20-%20Valor%20Adicionado%20(05%20SET).xlsx'#$'Total x Ano'.C58]" office:value-type="float" office:value="0.00523644227078011" calcext:value-type="float">
            <text:p><text:s/>0,005236 </text:p>
          </table:table-cell>
          <table:table-cell table:style-name="ce4" table:formula="of:=+['file:///home/suporte/Downloads/variaveis%20eixo%201/NECCULT-%202017%20-%20ATLAS%20-%20V08%20-%20Valor%20Adicionado%20(05%20SET).xlsx'#$'Total x Ano'.D58]" office:value-type="float" office:value="0.00529973092249749" calcext:value-type="float">
            <text:p><text:s/>0,005300 </text:p>
          </table:table-cell>
          <table:table-cell table:style-name="ce4" table:formula="of:=+['file:///home/suporte/Downloads/variaveis%20eixo%201/NECCULT-%202017%20-%20ATLAS%20-%20V08%20-%20Valor%20Adicionado%20(05%20SET).xlsx'#$'Total x Ano'.E58]" office:value-type="float" office:value="0.00513871853773553" calcext:value-type="float">
            <text:p><text:s/>0,005139 </text:p>
          </table:table-cell>
          <table:table-cell table:style-name="ce4" table:formula="of:=+['file:///home/suporte/Downloads/variaveis%20eixo%201/NECCULT-%202017%20-%20ATLAS%20-%20V08%20-%20Valor%20Adicionado%20(05%20SET).xlsx'#$'Total x Ano'.F58]" office:value-type="float" office:value="0.00553830249687097" calcext:value-type="float">
            <text:p><text:s/>0,005538 </text:p>
          </table:table-cell>
          <table:table-cell table:style-name="ce4" table:formula="of:=+['file:///home/suporte/Downloads/variaveis%20eixo%201/NECCULT-%202017%20-%20ATLAS%20-%20V08%20-%20Valor%20Adicionado%20(05%20SET).xlsx'#$'Total x Ano'.G58]" office:value-type="float" office:value="0.00589280920626222" calcext:value-type="float">
            <text:p><text:s/>0,005893 </text:p>
          </table:table-cell>
          <table:table-cell table:style-name="ce4" table:formula="of:=+['file:///home/suporte/Downloads/variaveis%20eixo%201/NECCULT-%202017%20-%20ATLAS%20-%20V08%20-%20Valor%20Adicionado%20(05%20SET).xlsx'#$'Total x Ano'.H58]" office:value-type="float" office:value="0.00609100638891275" calcext:value-type="float">
            <text:p><text:s/>0,006091 </text:p>
          </table:table-cell>
          <table:table-cell table:style-name="ce4" table:formula="of:=+['file:///home/suporte/Downloads/variaveis%20eixo%201/NECCULT-%202017%20-%20ATLAS%20-%20V08%20-%20Valor%20Adicionado%20(05%20SET).xlsx'#$'Total x Ano'.I58]" office:value-type="float" office:value="0.00616878883249973" calcext:value-type="float">
            <text:p><text:s/>0,00616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4" table:formula="of:=+['file:///home/suporte/Downloads/variaveis%20eixo%201/NECCULT-%202017%20-%20ATLAS%20-%20V08%20-%20Valor%20Adicionado%20(05%20SET).xlsx'#$'Total x Ano'.B59]" office:value-type="float" office:value="0.0128645463518013" calcext:value-type="float">
            <text:p><text:s/>0,012865 </text:p>
          </table:table-cell>
          <table:table-cell table:style-name="ce4" table:formula="of:=+['file:///home/suporte/Downloads/variaveis%20eixo%201/NECCULT-%202017%20-%20ATLAS%20-%20V08%20-%20Valor%20Adicionado%20(05%20SET).xlsx'#$'Total x Ano'.C59]" office:value-type="float" office:value="0.0133535513731329" calcext:value-type="float">
            <text:p><text:s/>0,013354 </text:p>
          </table:table-cell>
          <table:table-cell table:style-name="ce4" table:formula="of:=+['file:///home/suporte/Downloads/variaveis%20eixo%201/NECCULT-%202017%20-%20ATLAS%20-%20V08%20-%20Valor%20Adicionado%20(05%20SET).xlsx'#$'Total x Ano'.D59]" office:value-type="float" office:value="0.013193049645729" calcext:value-type="float">
            <text:p><text:s/>0,013193 </text:p>
          </table:table-cell>
          <table:table-cell table:style-name="ce4" table:formula="of:=+['file:///home/suporte/Downloads/variaveis%20eixo%201/NECCULT-%202017%20-%20ATLAS%20-%20V08%20-%20Valor%20Adicionado%20(05%20SET).xlsx'#$'Total x Ano'.E59]" office:value-type="float" office:value="0.0139479131997305" calcext:value-type="float">
            <text:p><text:s/>0,013948 </text:p>
          </table:table-cell>
          <table:table-cell table:style-name="ce4" table:formula="of:=+['file:///home/suporte/Downloads/variaveis%20eixo%201/NECCULT-%202017%20-%20ATLAS%20-%20V08%20-%20Valor%20Adicionado%20(05%20SET).xlsx'#$'Total x Ano'.F59]" office:value-type="float" office:value="0.0138645204994473" calcext:value-type="float">
            <text:p><text:s/>0,013865 </text:p>
          </table:table-cell>
          <table:table-cell table:style-name="ce4" table:formula="of:=+['file:///home/suporte/Downloads/variaveis%20eixo%201/NECCULT-%202017%20-%20ATLAS%20-%20V08%20-%20Valor%20Adicionado%20(05%20SET).xlsx'#$'Total x Ano'.G59]" office:value-type="float" office:value="0.013233324224762" calcext:value-type="float">
            <text:p><text:s/>0,013233 </text:p>
          </table:table-cell>
          <table:table-cell table:style-name="ce4" table:formula="of:=+['file:///home/suporte/Downloads/variaveis%20eixo%201/NECCULT-%202017%20-%20ATLAS%20-%20V08%20-%20Valor%20Adicionado%20(05%20SET).xlsx'#$'Total x Ano'.H59]" office:value-type="float" office:value="0.0146478673730604" calcext:value-type="float">
            <text:p><text:s/>0,014648 </text:p>
          </table:table-cell>
          <table:table-cell table:style-name="ce4" table:formula="of:=+['file:///home/suporte/Downloads/variaveis%20eixo%201/NECCULT-%202017%20-%20ATLAS%20-%20V08%20-%20Valor%20Adicionado%20(05%20SET).xlsx'#$'Total x Ano'.I59]" office:value-type="float" office:value="0.0145861393823907" calcext:value-type="float">
            <text:p><text:s/>0,01458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4" table:formula="of:=+['file:///home/suporte/Downloads/variaveis%20eixo%201/NECCULT-%202017%20-%20ATLAS%20-%20V08%20-%20Valor%20Adicionado%20(05%20SET).xlsx'#$'Total x Ano'.B60]" office:value-type="float" office:value="0.0323853067346953" calcext:value-type="float">
            <text:p><text:s/>0,032385 </text:p>
          </table:table-cell>
          <table:table-cell table:style-name="ce4" table:formula="of:=+['file:///home/suporte/Downloads/variaveis%20eixo%201/NECCULT-%202017%20-%20ATLAS%20-%20V08%20-%20Valor%20Adicionado%20(05%20SET).xlsx'#$'Total x Ano'.C60]" office:value-type="float" office:value="0.0269511564191175" calcext:value-type="float">
            <text:p><text:s/>0,026951 </text:p>
          </table:table-cell>
          <table:table-cell table:style-name="ce4" table:formula="of:=+['file:///home/suporte/Downloads/variaveis%20eixo%201/NECCULT-%202017%20-%20ATLAS%20-%20V08%20-%20Valor%20Adicionado%20(05%20SET).xlsx'#$'Total x Ano'.D60]" office:value-type="float" office:value="0.0330145616453749" calcext:value-type="float">
            <text:p><text:s/>0,033015 </text:p>
          </table:table-cell>
          <table:table-cell table:style-name="ce4" table:formula="of:=+['file:///home/suporte/Downloads/variaveis%20eixo%201/NECCULT-%202017%20-%20ATLAS%20-%20V08%20-%20Valor%20Adicionado%20(05%20SET).xlsx'#$'Total x Ano'.E60]" office:value-type="float" office:value="0.0322465842716123" calcext:value-type="float">
            <text:p><text:s/>0,032247 </text:p>
          </table:table-cell>
          <table:table-cell table:style-name="ce4" table:formula="of:=+['file:///home/suporte/Downloads/variaveis%20eixo%201/NECCULT-%202017%20-%20ATLAS%20-%20V08%20-%20Valor%20Adicionado%20(05%20SET).xlsx'#$'Total x Ano'.F60]" office:value-type="float" office:value="0.0366611682668346" calcext:value-type="float">
            <text:p><text:s/>0,036661 </text:p>
          </table:table-cell>
          <table:table-cell table:style-name="ce4" table:formula="of:=+['file:///home/suporte/Downloads/variaveis%20eixo%201/NECCULT-%202017%20-%20ATLAS%20-%20V08%20-%20Valor%20Adicionado%20(05%20SET).xlsx'#$'Total x Ano'.G60]" office:value-type="float" office:value="0.0316059663730223" calcext:value-type="float">
            <text:p><text:s/>0,031606 </text:p>
          </table:table-cell>
          <table:table-cell table:style-name="ce4" table:formula="of:=+['file:///home/suporte/Downloads/variaveis%20eixo%201/NECCULT-%202017%20-%20ATLAS%20-%20V08%20-%20Valor%20Adicionado%20(05%20SET).xlsx'#$'Total x Ano'.H60]" office:value-type="float" office:value="0.0341876711542578" calcext:value-type="float">
            <text:p><text:s/>0,034188 </text:p>
          </table:table-cell>
          <table:table-cell table:style-name="ce4" table:formula="of:=+['file:///home/suporte/Downloads/variaveis%20eixo%201/NECCULT-%202017%20-%20ATLAS%20-%20V08%20-%20Valor%20Adicionado%20(05%20SET).xlsx'#$'Total x Ano'.I60]" office:value-type="float" office:value="0.034009659705855" calcext:value-type="float">
            <text:p><text:s/>0,03401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SUM(LARGE([.B3:.B29];{1|2|3|4}))" office:value-type="float" office:value="0.764180223118158" calcext:value-type="float">
            <text:p><text:s/>0,76418 </text:p>
          </table:table-cell>
          <table:table-cell table:style-name="ce5" table:formula="of:=SUM(LARGE([.C3:.C29];{1|2|3|4}))" office:value-type="float" office:value="0.762171095925274" calcext:value-type="float">
            <text:p><text:s/>0,76217 </text:p>
          </table:table-cell>
          <table:table-cell table:style-name="ce5" table:formula="of:=SUM(LARGE([.D3:.D29];{1|2|3|4}))" office:value-type="float" office:value="0.758255992167559" calcext:value-type="float">
            <text:p><text:s/>0,75826 </text:p>
          </table:table-cell>
          <table:table-cell table:style-name="ce5" table:formula="of:=SUM(LARGE([.E3:.E29];{1|2|3|4}))" office:value-type="float" office:value="0.754302717063169" calcext:value-type="float">
            <text:p><text:s/>0,75430 </text:p>
          </table:table-cell>
          <table:table-cell table:style-name="ce5" table:formula="of:=SUM(LARGE([.F3:.F29];{1|2|3|4}))" office:value-type="float" office:value="0.74910937318031" calcext:value-type="float">
            <text:p><text:s/>0,74911 </text:p>
          </table:table-cell>
          <table:table-cell table:style-name="ce5" table:formula="of:=SUM(LARGE([.G3:.G29];{1|2|3|4}))" office:value-type="float" office:value="0.752684783254699" calcext:value-type="float">
            <text:p><text:s/>0,75268 </text:p>
          </table:table-cell>
          <table:table-cell table:style-name="ce5" table:formula="of:=SUM(LARGE([.H3:.H29];{1|2|3|4}))" office:value-type="float" office:value="0.739863123329591" calcext:value-type="float">
            <text:p><text:s/>0,73986 </text:p>
          </table:table-cell>
          <table:table-cell table:style-name="ce5" table:formula="of:=SUM(LARGE([.I3:.I29];{1|2|3|4}))" office:value-type="float" office:value="0.73938922914462" calcext:value-type="float">
            <text:p><text:s/>0,73939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4- CONCENTRAÇÃO POR CADE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1015"/>
        </table:table-row>
        <table:table-row table:style-name="ro2">
          <table:table-cell table:style-name="ce3" office:value-type="string" calcext:value-type="string">
            <text:p>Arquitetura e Design</text:p>
          </table:table-cell>
          <table:table-cell table:style-name="ce5" table:formula="of:=+['file:///home/suporte/Downloads/variaveis%20eixo%201/NECCULT-%202017%20-%20ATLAS%20-%20V08%20-%20Valor%20Adicionado%20(05%20SET).xlsx'#$Formatos_Análises.B4]/SUM(['file:///home/suporte/Downloads/variaveis%20eixo%201/NECCULT-%202017%20-%20ATLAS%20-%20V08%20-%20Valor%20Adicionado%20(05%20SET).xlsx'#$Formatos_Análises.B$4:.B$13])" office:value-type="float" office:value="0.0612912862651219" calcext:value-type="float">
            <text:p><text:s/>0,06129 </text:p>
          </table:table-cell>
          <table:table-cell table:style-name="ce5" table:formula="of:=+['file:///home/suporte/Downloads/variaveis%20eixo%201/NECCULT-%202017%20-%20ATLAS%20-%20V08%20-%20Valor%20Adicionado%20(05%20SET).xlsx'#$Formatos_Análises.C4]/SUM(['file:///home/suporte/Downloads/variaveis%20eixo%201/NECCULT-%202017%20-%20ATLAS%20-%20V08%20-%20Valor%20Adicionado%20(05%20SET).xlsx'#$Formatos_Análises.C$4:.C$13])" office:value-type="float" office:value="0.0694996461870012" calcext:value-type="float">
            <text:p><text:s/>0,06950 </text:p>
          </table:table-cell>
          <table:table-cell table:style-name="ce5" table:formula="of:=+['file:///home/suporte/Downloads/variaveis%20eixo%201/NECCULT-%202017%20-%20ATLAS%20-%20V08%20-%20Valor%20Adicionado%20(05%20SET).xlsx'#$Formatos_Análises.D4]/SUM(['file:///home/suporte/Downloads/variaveis%20eixo%201/NECCULT-%202017%20-%20ATLAS%20-%20V08%20-%20Valor%20Adicionado%20(05%20SET).xlsx'#$Formatos_Análises.D$4:.D$13])" office:value-type="float" office:value="0.0525003214650358" calcext:value-type="float">
            <text:p><text:s/>0,05250 </text:p>
          </table:table-cell>
          <table:table-cell table:style-name="ce5" table:formula="of:=+['file:///home/suporte/Downloads/variaveis%20eixo%201/NECCULT-%202017%20-%20ATLAS%20-%20V08%20-%20Valor%20Adicionado%20(05%20SET).xlsx'#$Formatos_Análises.E4]/SUM(['file:///home/suporte/Downloads/variaveis%20eixo%201/NECCULT-%202017%20-%20ATLAS%20-%20V08%20-%20Valor%20Adicionado%20(05%20SET).xlsx'#$Formatos_Análises.E$4:.E$13])" office:value-type="float" office:value="0.0618589216712778" calcext:value-type="float">
            <text:p><text:s/>0,06186 </text:p>
          </table:table-cell>
          <table:table-cell table:style-name="ce5" table:formula="of:=+['file:///home/suporte/Downloads/variaveis%20eixo%201/NECCULT-%202017%20-%20ATLAS%20-%20V08%20-%20Valor%20Adicionado%20(05%20SET).xlsx'#$Formatos_Análises.F4]/SUM(['file:///home/suporte/Downloads/variaveis%20eixo%201/NECCULT-%202017%20-%20ATLAS%20-%20V08%20-%20Valor%20Adicionado%20(05%20SET).xlsx'#$Formatos_Análises.F$4:.F$13])" office:value-type="float" office:value="0.0556322829004037" calcext:value-type="float">
            <text:p><text:s/>0,05563 </text:p>
          </table:table-cell>
          <table:table-cell table:style-name="ce5" table:formula="of:=+['file:///home/suporte/Downloads/variaveis%20eixo%201/NECCULT-%202017%20-%20ATLAS%20-%20V08%20-%20Valor%20Adicionado%20(05%20SET).xlsx'#$Formatos_Análises.G4]/SUM(['file:///home/suporte/Downloads/variaveis%20eixo%201/NECCULT-%202017%20-%20ATLAS%20-%20V08%20-%20Valor%20Adicionado%20(05%20SET).xlsx'#$Formatos_Análises.G$4:.G$13])" office:value-type="float" office:value="0.0640675655550667" calcext:value-type="float">
            <text:p><text:s/>0,06407 </text:p>
          </table:table-cell>
          <table:table-cell table:style-name="ce5" table:formula="of:=+['file:///home/suporte/Downloads/variaveis%20eixo%201/NECCULT-%202017%20-%20ATLAS%20-%20V08%20-%20Valor%20Adicionado%20(05%20SET).xlsx'#$Formatos_Análises.H4]/SUM(['file:///home/suporte/Downloads/variaveis%20eixo%201/NECCULT-%202017%20-%20ATLAS%20-%20V08%20-%20Valor%20Adicionado%20(05%20SET).xlsx'#$Formatos_Análises.H$4:.H$13])" office:value-type="float" office:value="0.0626789355320877" calcext:value-type="float">
            <text:p><text:s/>0,06268 </text:p>
          </table:table-cell>
          <table:table-cell table:style-name="ce5" table:formula="of:=+['file:///home/suporte/Downloads/variaveis%20eixo%201/NECCULT-%202017%20-%20ATLAS%20-%20V08%20-%20Valor%20Adicionado%20(05%20SET).xlsx'#$Formatos_Análises.I4]/SUM(['file:///home/suporte/Downloads/variaveis%20eixo%201/NECCULT-%202017%20-%20ATLAS%20-%20V08%20-%20Valor%20Adicionado%20(05%20SET).xlsx'#$Formatos_Análises.I$4:.I$13])" office:value-type="float" office:value="0.0670553594165734" calcext:value-type="float">
            <text:p><text:s/>0,06706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rtes Cênicas e Espetáculos</text:p>
          </table:table-cell>
          <table:table-cell table:style-name="ce5" table:formula="of:=+['file:///home/suporte/Downloads/variaveis%20eixo%201/NECCULT-%202017%20-%20ATLAS%20-%20V08%20-%20Valor%20Adicionado%20(05%20SET).xlsx'#$Formatos_Análises.B5]/SUM(['file:///home/suporte/Downloads/variaveis%20eixo%201/NECCULT-%202017%20-%20ATLAS%20-%20V08%20-%20Valor%20Adicionado%20(05%20SET).xlsx'#$Formatos_Análises.B$4:.B$13])" office:value-type="float" office:value="0.0139998858224339" calcext:value-type="float">
            <text:p><text:s/>0,01400 </text:p>
          </table:table-cell>
          <table:table-cell table:style-name="ce5" table:formula="of:=+['file:///home/suporte/Downloads/variaveis%20eixo%201/NECCULT-%202017%20-%20ATLAS%20-%20V08%20-%20Valor%20Adicionado%20(05%20SET).xlsx'#$Formatos_Análises.C5]/SUM(['file:///home/suporte/Downloads/variaveis%20eixo%201/NECCULT-%202017%20-%20ATLAS%20-%20V08%20-%20Valor%20Adicionado%20(05%20SET).xlsx'#$Formatos_Análises.C$4:.C$13])" office:value-type="float" office:value="0.0159490189346112" calcext:value-type="float">
            <text:p><text:s/>0,01595 </text:p>
          </table:table-cell>
          <table:table-cell table:style-name="ce5" table:formula="of:=+['file:///home/suporte/Downloads/variaveis%20eixo%201/NECCULT-%202017%20-%20ATLAS%20-%20V08%20-%20Valor%20Adicionado%20(05%20SET).xlsx'#$Formatos_Análises.D5]/SUM(['file:///home/suporte/Downloads/variaveis%20eixo%201/NECCULT-%202017%20-%20ATLAS%20-%20V08%20-%20Valor%20Adicionado%20(05%20SET).xlsx'#$Formatos_Análises.D$4:.D$13])" office:value-type="float" office:value="0.0168893110511131" calcext:value-type="float">
            <text:p><text:s/>0,01689 </text:p>
          </table:table-cell>
          <table:table-cell table:style-name="ce5" table:formula="of:=+['file:///home/suporte/Downloads/variaveis%20eixo%201/NECCULT-%202017%20-%20ATLAS%20-%20V08%20-%20Valor%20Adicionado%20(05%20SET).xlsx'#$Formatos_Análises.E5]/SUM(['file:///home/suporte/Downloads/variaveis%20eixo%201/NECCULT-%202017%20-%20ATLAS%20-%20V08%20-%20Valor%20Adicionado%20(05%20SET).xlsx'#$Formatos_Análises.E$4:.E$13])" office:value-type="float" office:value="0.017453595866609" calcext:value-type="float">
            <text:p><text:s/>0,01745 </text:p>
          </table:table-cell>
          <table:table-cell table:style-name="ce5" table:formula="of:=+['file:///home/suporte/Downloads/variaveis%20eixo%201/NECCULT-%202017%20-%20ATLAS%20-%20V08%20-%20Valor%20Adicionado%20(05%20SET).xlsx'#$Formatos_Análises.F5]/SUM(['file:///home/suporte/Downloads/variaveis%20eixo%201/NECCULT-%202017%20-%20ATLAS%20-%20V08%20-%20Valor%20Adicionado%20(05%20SET).xlsx'#$Formatos_Análises.F$4:.F$13])" office:value-type="float" office:value="0.0176131584150904" calcext:value-type="float">
            <text:p><text:s/>0,01761 </text:p>
          </table:table-cell>
          <table:table-cell table:style-name="ce5" table:formula="of:=+['file:///home/suporte/Downloads/variaveis%20eixo%201/NECCULT-%202017%20-%20ATLAS%20-%20V08%20-%20Valor%20Adicionado%20(05%20SET).xlsx'#$Formatos_Análises.G5]/SUM(['file:///home/suporte/Downloads/variaveis%20eixo%201/NECCULT-%202017%20-%20ATLAS%20-%20V08%20-%20Valor%20Adicionado%20(05%20SET).xlsx'#$Formatos_Análises.G$4:.G$13])" office:value-type="float" office:value="0.0178227636634786" calcext:value-type="float">
            <text:p><text:s/>0,01782 </text:p>
          </table:table-cell>
          <table:table-cell table:style-name="ce5" table:formula="of:=+['file:///home/suporte/Downloads/variaveis%20eixo%201/NECCULT-%202017%20-%20ATLAS%20-%20V08%20-%20Valor%20Adicionado%20(05%20SET).xlsx'#$Formatos_Análises.H5]/SUM(['file:///home/suporte/Downloads/variaveis%20eixo%201/NECCULT-%202017%20-%20ATLAS%20-%20V08%20-%20Valor%20Adicionado%20(05%20SET).xlsx'#$Formatos_Análises.H$4:.H$13])" office:value-type="float" office:value="0.0195748873312108" calcext:value-type="float">
            <text:p><text:s/>0,01957 </text:p>
          </table:table-cell>
          <table:table-cell table:style-name="ce5" table:formula="of:=+['file:///home/suporte/Downloads/variaveis%20eixo%201/NECCULT-%202017%20-%20ATLAS%20-%20V08%20-%20Valor%20Adicionado%20(05%20SET).xlsx'#$Formatos_Análises.I5]/SUM(['file:///home/suporte/Downloads/variaveis%20eixo%201/NECCULT-%202017%20-%20ATLAS%20-%20V08%20-%20Valor%20Adicionado%20(05%20SET).xlsx'#$Formatos_Análises.I$4:.I$13])" office:value-type="float" office:value="0.019516702683381" calcext:value-type="float">
            <text:p><text:s/>0,01952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diovisual</text:p>
          </table:table-cell>
          <table:table-cell table:style-name="ce5" table:formula="of:=+['file:///home/suporte/Downloads/variaveis%20eixo%201/NECCULT-%202017%20-%20ATLAS%20-%20V08%20-%20Valor%20Adicionado%20(05%20SET).xlsx'#$Formatos_Análises.B6]/SUM(['file:///home/suporte/Downloads/variaveis%20eixo%201/NECCULT-%202017%20-%20ATLAS%20-%20V08%20-%20Valor%20Adicionado%20(05%20SET).xlsx'#$Formatos_Análises.B$4:.B$13])" office:value-type="float" office:value="0.408491420649762" calcext:value-type="float">
            <text:p><text:s/>0,40849 </text:p>
          </table:table-cell>
          <table:table-cell table:style-name="ce5" table:formula="of:=+['file:///home/suporte/Downloads/variaveis%20eixo%201/NECCULT-%202017%20-%20ATLAS%20-%20V08%20-%20Valor%20Adicionado%20(05%20SET).xlsx'#$Formatos_Análises.C6]/SUM(['file:///home/suporte/Downloads/variaveis%20eixo%201/NECCULT-%202017%20-%20ATLAS%20-%20V08%20-%20Valor%20Adicionado%20(05%20SET).xlsx'#$Formatos_Análises.C$4:.C$13])" office:value-type="float" office:value="0.382003447595121" calcext:value-type="float">
            <text:p><text:s/>0,38200 </text:p>
          </table:table-cell>
          <table:table-cell table:style-name="ce5" table:formula="of:=+['file:///home/suporte/Downloads/variaveis%20eixo%201/NECCULT-%202017%20-%20ATLAS%20-%20V08%20-%20Valor%20Adicionado%20(05%20SET).xlsx'#$Formatos_Análises.D6]/SUM(['file:///home/suporte/Downloads/variaveis%20eixo%201/NECCULT-%202017%20-%20ATLAS%20-%20V08%20-%20Valor%20Adicionado%20(05%20SET).xlsx'#$Formatos_Análises.D$4:.D$13])" office:value-type="float" office:value="0.422345442400395" calcext:value-type="float">
            <text:p><text:s/>0,42235 </text:p>
          </table:table-cell>
          <table:table-cell table:style-name="ce5" table:formula="of:=+['file:///home/suporte/Downloads/variaveis%20eixo%201/NECCULT-%202017%20-%20ATLAS%20-%20V08%20-%20Valor%20Adicionado%20(05%20SET).xlsx'#$Formatos_Análises.E6]/SUM(['file:///home/suporte/Downloads/variaveis%20eixo%201/NECCULT-%202017%20-%20ATLAS%20-%20V08%20-%20Valor%20Adicionado%20(05%20SET).xlsx'#$Formatos_Análises.E$4:.E$13])" office:value-type="float" office:value="0.415054404787523" calcext:value-type="float">
            <text:p><text:s/>0,41505 </text:p>
          </table:table-cell>
          <table:table-cell table:style-name="ce5" table:formula="of:=+['file:///home/suporte/Downloads/variaveis%20eixo%201/NECCULT-%202017%20-%20ATLAS%20-%20V08%20-%20Valor%20Adicionado%20(05%20SET).xlsx'#$Formatos_Análises.F6]/SUM(['file:///home/suporte/Downloads/variaveis%20eixo%201/NECCULT-%202017%20-%20ATLAS%20-%20V08%20-%20Valor%20Adicionado%20(05%20SET).xlsx'#$Formatos_Análises.F$4:.F$13])" office:value-type="float" office:value="0.422447343726563" calcext:value-type="float">
            <text:p><text:s/>0,42245 </text:p>
          </table:table-cell>
          <table:table-cell table:style-name="ce5" table:formula="of:=+['file:///home/suporte/Downloads/variaveis%20eixo%201/NECCULT-%202017%20-%20ATLAS%20-%20V08%20-%20Valor%20Adicionado%20(05%20SET).xlsx'#$Formatos_Análises.G6]/SUM(['file:///home/suporte/Downloads/variaveis%20eixo%201/NECCULT-%202017%20-%20ATLAS%20-%20V08%20-%20Valor%20Adicionado%20(05%20SET).xlsx'#$Formatos_Análises.G$4:.G$13])" office:value-type="float" office:value="0.415798835726263" calcext:value-type="float">
            <text:p><text:s/>0,41580 </text:p>
          </table:table-cell>
          <table:table-cell table:style-name="ce5" table:formula="of:=+['file:///home/suporte/Downloads/variaveis%20eixo%201/NECCULT-%202017%20-%20ATLAS%20-%20V08%20-%20Valor%20Adicionado%20(05%20SET).xlsx'#$Formatos_Análises.H6]/SUM(['file:///home/suporte/Downloads/variaveis%20eixo%201/NECCULT-%202017%20-%20ATLAS%20-%20V08%20-%20Valor%20Adicionado%20(05%20SET).xlsx'#$Formatos_Análises.H$4:.H$13])" office:value-type="float" office:value="0.414232889974451" calcext:value-type="float">
            <text:p><text:s/>0,41423 </text:p>
          </table:table-cell>
          <table:table-cell table:style-name="ce5" table:formula="of:=+['file:///home/suporte/Downloads/variaveis%20eixo%201/NECCULT-%202017%20-%20ATLAS%20-%20V08%20-%20Valor%20Adicionado%20(05%20SET).xlsx'#$Formatos_Análises.I6]/SUM(['file:///home/suporte/Downloads/variaveis%20eixo%201/NECCULT-%202017%20-%20ATLAS%20-%20V08%20-%20Valor%20Adicionado%20(05%20SET).xlsx'#$Formatos_Análises.I$4:.I$13])" office:value-type="float" office:value="0.400023354064242" calcext:value-type="float">
            <text:p><text:s/>0,40002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ultura Digital</text:p>
          </table:table-cell>
          <table:table-cell table:style-name="ce5" table:formula="of:=+['file:///home/suporte/Downloads/variaveis%20eixo%201/NECCULT-%202017%20-%20ATLAS%20-%20V08%20-%20Valor%20Adicionado%20(05%20SET).xlsx'#$Formatos_Análises.B7]/SUM(['file:///home/suporte/Downloads/variaveis%20eixo%201/NECCULT-%202017%20-%20ATLAS%20-%20V08%20-%20Valor%20Adicionado%20(05%20SET).xlsx'#$Formatos_Análises.B$4:.B$13])" office:value-type="float" office:value="0.00109465027321876" calcext:value-type="float">
            <text:p><text:s/>0,00109 </text:p>
          </table:table-cell>
          <table:table-cell table:style-name="ce5" table:formula="of:=+['file:///home/suporte/Downloads/variaveis%20eixo%201/NECCULT-%202017%20-%20ATLAS%20-%20V08%20-%20Valor%20Adicionado%20(05%20SET).xlsx'#$Formatos_Análises.C7]/SUM(['file:///home/suporte/Downloads/variaveis%20eixo%201/NECCULT-%202017%20-%20ATLAS%20-%20V08%20-%20Valor%20Adicionado%20(05%20SET).xlsx'#$Formatos_Análises.C$4:.C$13])" office:value-type="float" office:value="0.00343908581310556" calcext:value-type="float">
            <text:p><text:s/>0,00344 </text:p>
          </table:table-cell>
          <table:table-cell table:style-name="ce5" table:formula="of:=+['file:///home/suporte/Downloads/variaveis%20eixo%201/NECCULT-%202017%20-%20ATLAS%20-%20V08%20-%20Valor%20Adicionado%20(05%20SET).xlsx'#$Formatos_Análises.D7]/SUM(['file:///home/suporte/Downloads/variaveis%20eixo%201/NECCULT-%202017%20-%20ATLAS%20-%20V08%20-%20Valor%20Adicionado%20(05%20SET).xlsx'#$Formatos_Análises.D$4:.D$13])" office:value-type="float" office:value="0.0104671402262247" calcext:value-type="float">
            <text:p><text:s/>0,01047 </text:p>
          </table:table-cell>
          <table:table-cell table:style-name="ce5" table:formula="of:=+['file:///home/suporte/Downloads/variaveis%20eixo%201/NECCULT-%202017%20-%20ATLAS%20-%20V08%20-%20Valor%20Adicionado%20(05%20SET).xlsx'#$Formatos_Análises.E7]/SUM(['file:///home/suporte/Downloads/variaveis%20eixo%201/NECCULT-%202017%20-%20ATLAS%20-%20V08%20-%20Valor%20Adicionado%20(05%20SET).xlsx'#$Formatos_Análises.E$4:.E$13])" office:value-type="float" office:value="0.0147139511122894" calcext:value-type="float">
            <text:p><text:s/>0,01471 </text:p>
          </table:table-cell>
          <table:table-cell table:style-name="ce5" table:formula="of:=+['file:///home/suporte/Downloads/variaveis%20eixo%201/NECCULT-%202017%20-%20ATLAS%20-%20V08%20-%20Valor%20Adicionado%20(05%20SET).xlsx'#$Formatos_Análises.F7]/SUM(['file:///home/suporte/Downloads/variaveis%20eixo%201/NECCULT-%202017%20-%20ATLAS%20-%20V08%20-%20Valor%20Adicionado%20(05%20SET).xlsx'#$Formatos_Análises.F$4:.F$13])" office:value-type="float" office:value="0.0188357264223172" calcext:value-type="float">
            <text:p><text:s/>0,01884 </text:p>
          </table:table-cell>
          <table:table-cell table:style-name="ce5" table:formula="of:=+['file:///home/suporte/Downloads/variaveis%20eixo%201/NECCULT-%202017%20-%20ATLAS%20-%20V08%20-%20Valor%20Adicionado%20(05%20SET).xlsx'#$Formatos_Análises.G7]/SUM(['file:///home/suporte/Downloads/variaveis%20eixo%201/NECCULT-%202017%20-%20ATLAS%20-%20V08%20-%20Valor%20Adicionado%20(05%20SET).xlsx'#$Formatos_Análises.G$4:.G$13])" office:value-type="float" office:value="0.0191558530585562" calcext:value-type="float">
            <text:p><text:s/>0,01916 </text:p>
          </table:table-cell>
          <table:table-cell table:style-name="ce5" table:formula="of:=+['file:///home/suporte/Downloads/variaveis%20eixo%201/NECCULT-%202017%20-%20ATLAS%20-%20V08%20-%20Valor%20Adicionado%20(05%20SET).xlsx'#$Formatos_Análises.H7]/SUM(['file:///home/suporte/Downloads/variaveis%20eixo%201/NECCULT-%202017%20-%20ATLAS%20-%20V08%20-%20Valor%20Adicionado%20(05%20SET).xlsx'#$Formatos_Análises.H$4:.H$13])" office:value-type="float" office:value="0.0260104943854575" calcext:value-type="float">
            <text:p><text:s/>0,02601 </text:p>
          </table:table-cell>
          <table:table-cell table:style-name="ce5" table:formula="of:=+['file:///home/suporte/Downloads/variaveis%20eixo%201/NECCULT-%202017%20-%20ATLAS%20-%20V08%20-%20Valor%20Adicionado%20(05%20SET).xlsx'#$Formatos_Análises.I7]/SUM(['file:///home/suporte/Downloads/variaveis%20eixo%201/NECCULT-%202017%20-%20ATLAS%20-%20V08%20-%20Valor%20Adicionado%20(05%20SET).xlsx'#$Formatos_Análises.I$4:.I$13])" office:value-type="float" office:value="0.0315042630120294" calcext:value-type="float">
            <text:p><text:s/>0,03150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ditorial</text:p>
          </table:table-cell>
          <table:table-cell table:style-name="ce5" table:formula="of:=+['file:///home/suporte/Downloads/variaveis%20eixo%201/NECCULT-%202017%20-%20ATLAS%20-%20V08%20-%20Valor%20Adicionado%20(05%20SET).xlsx'#$Formatos_Análises.B8]/SUM(['file:///home/suporte/Downloads/variaveis%20eixo%201/NECCULT-%202017%20-%20ATLAS%20-%20V08%20-%20Valor%20Adicionado%20(05%20SET).xlsx'#$Formatos_Análises.B$4:.B$13])" office:value-type="float" office:value="0.293242817642105" calcext:value-type="float">
            <text:p><text:s/>0,29324 </text:p>
          </table:table-cell>
          <table:table-cell table:style-name="ce5" table:formula="of:=+['file:///home/suporte/Downloads/variaveis%20eixo%201/NECCULT-%202017%20-%20ATLAS%20-%20V08%20-%20Valor%20Adicionado%20(05%20SET).xlsx'#$Formatos_Análises.C8]/SUM(['file:///home/suporte/Downloads/variaveis%20eixo%201/NECCULT-%202017%20-%20ATLAS%20-%20V08%20-%20Valor%20Adicionado%20(05%20SET).xlsx'#$Formatos_Análises.C$4:.C$13])" office:value-type="float" office:value="0.29523722592483" calcext:value-type="float">
            <text:p><text:s/>0,29524 </text:p>
          </table:table-cell>
          <table:table-cell table:style-name="ce5" table:formula="of:=+['file:///home/suporte/Downloads/variaveis%20eixo%201/NECCULT-%202017%20-%20ATLAS%20-%20V08%20-%20Valor%20Adicionado%20(05%20SET).xlsx'#$Formatos_Análises.D8]/SUM(['file:///home/suporte/Downloads/variaveis%20eixo%201/NECCULT-%202017%20-%20ATLAS%20-%20V08%20-%20Valor%20Adicionado%20(05%20SET).xlsx'#$Formatos_Análises.D$4:.D$13])" office:value-type="float" office:value="0.283663065635654" calcext:value-type="float">
            <text:p><text:s/>0,28366 </text:p>
          </table:table-cell>
          <table:table-cell table:style-name="ce5" table:formula="of:=+['file:///home/suporte/Downloads/variaveis%20eixo%201/NECCULT-%202017%20-%20ATLAS%20-%20V08%20-%20Valor%20Adicionado%20(05%20SET).xlsx'#$Formatos_Análises.E8]/SUM(['file:///home/suporte/Downloads/variaveis%20eixo%201/NECCULT-%202017%20-%20ATLAS%20-%20V08%20-%20Valor%20Adicionado%20(05%20SET).xlsx'#$Formatos_Análises.E$4:.E$13])" office:value-type="float" office:value="0.281657268905228" calcext:value-type="float">
            <text:p><text:s/>0,28166 </text:p>
          </table:table-cell>
          <table:table-cell table:style-name="ce5" table:formula="of:=+['file:///home/suporte/Downloads/variaveis%20eixo%201/NECCULT-%202017%20-%20ATLAS%20-%20V08%20-%20Valor%20Adicionado%20(05%20SET).xlsx'#$Formatos_Análises.F8]/SUM(['file:///home/suporte/Downloads/variaveis%20eixo%201/NECCULT-%202017%20-%20ATLAS%20-%20V08%20-%20Valor%20Adicionado%20(05%20SET).xlsx'#$Formatos_Análises.F$4:.F$13])" office:value-type="float" office:value="0.275214072051163" calcext:value-type="float">
            <text:p><text:s/>0,27521 </text:p>
          </table:table-cell>
          <table:table-cell table:style-name="ce5" table:formula="of:=+['file:///home/suporte/Downloads/variaveis%20eixo%201/NECCULT-%202017%20-%20ATLAS%20-%20V08%20-%20Valor%20Adicionado%20(05%20SET).xlsx'#$Formatos_Análises.G8]/SUM(['file:///home/suporte/Downloads/variaveis%20eixo%201/NECCULT-%202017%20-%20ATLAS%20-%20V08%20-%20Valor%20Adicionado%20(05%20SET).xlsx'#$Formatos_Análises.G$4:.G$13])" office:value-type="float" office:value="0.268472766034117" calcext:value-type="float">
            <text:p><text:s/>0,26847 </text:p>
          </table:table-cell>
          <table:table-cell table:style-name="ce5" table:formula="of:=+['file:///home/suporte/Downloads/variaveis%20eixo%201/NECCULT-%202017%20-%20ATLAS%20-%20V08%20-%20Valor%20Adicionado%20(05%20SET).xlsx'#$Formatos_Análises.H8]/SUM(['file:///home/suporte/Downloads/variaveis%20eixo%201/NECCULT-%202017%20-%20ATLAS%20-%20V08%20-%20Valor%20Adicionado%20(05%20SET).xlsx'#$Formatos_Análises.H$4:.H$13])" office:value-type="float" office:value="0.261136306645707" calcext:value-type="float">
            <text:p><text:s/>0,26114 </text:p>
          </table:table-cell>
          <table:table-cell table:style-name="ce5" table:formula="of:=+['file:///home/suporte/Downloads/variaveis%20eixo%201/NECCULT-%202017%20-%20ATLAS%20-%20V08%20-%20Valor%20Adicionado%20(05%20SET).xlsx'#$Formatos_Análises.I8]/SUM(['file:///home/suporte/Downloads/variaveis%20eixo%201/NECCULT-%202017%20-%20ATLAS%20-%20V08%20-%20Valor%20Adicionado%20(05%20SET).xlsx'#$Formatos_Análises.I$4:.I$13])" office:value-type="float" office:value="0.252732203536061" calcext:value-type="float">
            <text:p><text:s/>0,25273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ducação e Criação em Artes</text:p>
          </table:table-cell>
          <table:table-cell table:style-name="ce5" table:formula="of:=+['file:///home/suporte/Downloads/variaveis%20eixo%201/NECCULT-%202017%20-%20ATLAS%20-%20V08%20-%20Valor%20Adicionado%20(05%20SET).xlsx'#$Formatos_Análises.B9]/SUM(['file:///home/suporte/Downloads/variaveis%20eixo%201/NECCULT-%202017%20-%20ATLAS%20-%20V08%20-%20Valor%20Adicionado%20(05%20SET).xlsx'#$Formatos_Análises.B$4:.B$13])" office:value-type="float" office:value="0.0244905360100617" calcext:value-type="float">
            <text:p><text:s/>0,02449 </text:p>
          </table:table-cell>
          <table:table-cell table:style-name="ce5" table:formula="of:=+['file:///home/suporte/Downloads/variaveis%20eixo%201/NECCULT-%202017%20-%20ATLAS%20-%20V08%20-%20Valor%20Adicionado%20(05%20SET).xlsx'#$Formatos_Análises.C9]/SUM(['file:///home/suporte/Downloads/variaveis%20eixo%201/NECCULT-%202017%20-%20ATLAS%20-%20V08%20-%20Valor%20Adicionado%20(05%20SET).xlsx'#$Formatos_Análises.C$4:.C$13])" office:value-type="float" office:value="0.0281401063300609" calcext:value-type="float">
            <text:p><text:s/>0,02814 </text:p>
          </table:table-cell>
          <table:table-cell table:style-name="ce5" table:formula="of:=+['file:///home/suporte/Downloads/variaveis%20eixo%201/NECCULT-%202017%20-%20ATLAS%20-%20V08%20-%20Valor%20Adicionado%20(05%20SET).xlsx'#$Formatos_Análises.D9]/SUM(['file:///home/suporte/Downloads/variaveis%20eixo%201/NECCULT-%202017%20-%20ATLAS%20-%20V08%20-%20Valor%20Adicionado%20(05%20SET).xlsx'#$Formatos_Análises.D$4:.D$13])" office:value-type="float" office:value="0.0273737549676412" calcext:value-type="float">
            <text:p><text:s/>0,02737 </text:p>
          </table:table-cell>
          <table:table-cell table:style-name="ce5" table:formula="of:=+['file:///home/suporte/Downloads/variaveis%20eixo%201/NECCULT-%202017%20-%20ATLAS%20-%20V08%20-%20Valor%20Adicionado%20(05%20SET).xlsx'#$Formatos_Análises.E9]/SUM(['file:///home/suporte/Downloads/variaveis%20eixo%201/NECCULT-%202017%20-%20ATLAS%20-%20V08%20-%20Valor%20Adicionado%20(05%20SET).xlsx'#$Formatos_Análises.E$4:.E$13])" office:value-type="float" office:value="0.0294738885377569" calcext:value-type="float">
            <text:p><text:s/>0,02947 </text:p>
          </table:table-cell>
          <table:table-cell table:style-name="ce5" table:formula="of:=+['file:///home/suporte/Downloads/variaveis%20eixo%201/NECCULT-%202017%20-%20ATLAS%20-%20V08%20-%20Valor%20Adicionado%20(05%20SET).xlsx'#$Formatos_Análises.F9]/SUM(['file:///home/suporte/Downloads/variaveis%20eixo%201/NECCULT-%202017%20-%20ATLAS%20-%20V08%20-%20Valor%20Adicionado%20(05%20SET).xlsx'#$Formatos_Análises.F$4:.F$13])" office:value-type="float" office:value="0.030259885149458" calcext:value-type="float">
            <text:p><text:s/>0,03026 </text:p>
          </table:table-cell>
          <table:table-cell table:style-name="ce5" table:formula="of:=+['file:///home/suporte/Downloads/variaveis%20eixo%201/NECCULT-%202017%20-%20ATLAS%20-%20V08%20-%20Valor%20Adicionado%20(05%20SET).xlsx'#$Formatos_Análises.G9]/SUM(['file:///home/suporte/Downloads/variaveis%20eixo%201/NECCULT-%202017%20-%20ATLAS%20-%20V08%20-%20Valor%20Adicionado%20(05%20SET).xlsx'#$Formatos_Análises.G$4:.G$13])" office:value-type="float" office:value="0.0307166393686243" calcext:value-type="float">
            <text:p><text:s/>0,03072 </text:p>
          </table:table-cell>
          <table:table-cell table:style-name="ce5" table:formula="of:=+['file:///home/suporte/Downloads/variaveis%20eixo%201/NECCULT-%202017%20-%20ATLAS%20-%20V08%20-%20Valor%20Adicionado%20(05%20SET).xlsx'#$Formatos_Análises.H9]/SUM(['file:///home/suporte/Downloads/variaveis%20eixo%201/NECCULT-%202017%20-%20ATLAS%20-%20V08%20-%20Valor%20Adicionado%20(05%20SET).xlsx'#$Formatos_Análises.H$4:.H$13])" office:value-type="float" office:value="0.0333691743533522" calcext:value-type="float">
            <text:p><text:s/>0,03337 </text:p>
          </table:table-cell>
          <table:table-cell table:style-name="ce5" table:formula="of:=+['file:///home/suporte/Downloads/variaveis%20eixo%201/NECCULT-%202017%20-%20ATLAS%20-%20V08%20-%20Valor%20Adicionado%20(05%20SET).xlsx'#$Formatos_Análises.I9]/SUM(['file:///home/suporte/Downloads/variaveis%20eixo%201/NECCULT-%202017%20-%20ATLAS%20-%20V08%20-%20Valor%20Adicionado%20(05%20SET).xlsx'#$Formatos_Análises.I$4:.I$13])" office:value-type="float" office:value="0.0330081289694359" calcext:value-type="float">
            <text:p><text:s/>0,03301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ntretenimento</text:p>
          </table:table-cell>
          <table:table-cell table:style-name="ce5" table:formula="of:=+['file:///home/suporte/Downloads/variaveis%20eixo%201/NECCULT-%202017%20-%20ATLAS%20-%20V08%20-%20Valor%20Adicionado%20(05%20SET).xlsx'#$Formatos_Análises.B10]/SUM(['file:///home/suporte/Downloads/variaveis%20eixo%201/NECCULT-%202017%20-%20ATLAS%20-%20V08%20-%20Valor%20Adicionado%20(05%20SET).xlsx'#$Formatos_Análises.B$4:.B$13])" office:value-type="float" office:value="0.0169331059321828" calcext:value-type="float">
            <text:p><text:s/>0,01693 </text:p>
          </table:table-cell>
          <table:table-cell table:style-name="ce5" table:formula="of:=+['file:///home/suporte/Downloads/variaveis%20eixo%201/NECCULT-%202017%20-%20ATLAS%20-%20V08%20-%20Valor%20Adicionado%20(05%20SET).xlsx'#$Formatos_Análises.C10]/SUM(['file:///home/suporte/Downloads/variaveis%20eixo%201/NECCULT-%202017%20-%20ATLAS%20-%20V08%20-%20Valor%20Adicionado%20(05%20SET).xlsx'#$Formatos_Análises.C$4:.C$13])" office:value-type="float" office:value="0.0146830405276477" calcext:value-type="float">
            <text:p><text:s/>0,01468 </text:p>
          </table:table-cell>
          <table:table-cell table:style-name="ce5" table:formula="of:=+['file:///home/suporte/Downloads/variaveis%20eixo%201/NECCULT-%202017%20-%20ATLAS%20-%20V08%20-%20Valor%20Adicionado%20(05%20SET).xlsx'#$Formatos_Análises.D10]/SUM(['file:///home/suporte/Downloads/variaveis%20eixo%201/NECCULT-%202017%20-%20ATLAS%20-%20V08%20-%20Valor%20Adicionado%20(05%20SET).xlsx'#$Formatos_Análises.D$4:.D$13])" office:value-type="float" office:value="0.0136545151891733" calcext:value-type="float">
            <text:p><text:s/>0,01365 </text:p>
          </table:table-cell>
          <table:table-cell table:style-name="ce5" table:formula="of:=+['file:///home/suporte/Downloads/variaveis%20eixo%201/NECCULT-%202017%20-%20ATLAS%20-%20V08%20-%20Valor%20Adicionado%20(05%20SET).xlsx'#$Formatos_Análises.E10]/SUM(['file:///home/suporte/Downloads/variaveis%20eixo%201/NECCULT-%202017%20-%20ATLAS%20-%20V08%20-%20Valor%20Adicionado%20(05%20SET).xlsx'#$Formatos_Análises.E$4:.E$13])" office:value-type="float" office:value="0.0139087686788022" calcext:value-type="float">
            <text:p><text:s/>0,01391 </text:p>
          </table:table-cell>
          <table:table-cell table:style-name="ce5" table:formula="of:=+['file:///home/suporte/Downloads/variaveis%20eixo%201/NECCULT-%202017%20-%20ATLAS%20-%20V08%20-%20Valor%20Adicionado%20(05%20SET).xlsx'#$Formatos_Análises.F10]/SUM(['file:///home/suporte/Downloads/variaveis%20eixo%201/NECCULT-%202017%20-%20ATLAS%20-%20V08%20-%20Valor%20Adicionado%20(05%20SET).xlsx'#$Formatos_Análises.F$4:.F$13])" office:value-type="float" office:value="0.0125960022399406" calcext:value-type="float">
            <text:p><text:s/>0,01260 </text:p>
          </table:table-cell>
          <table:table-cell table:style-name="ce5" table:formula="of:=+['file:///home/suporte/Downloads/variaveis%20eixo%201/NECCULT-%202017%20-%20ATLAS%20-%20V08%20-%20Valor%20Adicionado%20(05%20SET).xlsx'#$Formatos_Análises.G10]/SUM(['file:///home/suporte/Downloads/variaveis%20eixo%201/NECCULT-%202017%20-%20ATLAS%20-%20V08%20-%20Valor%20Adicionado%20(05%20SET).xlsx'#$Formatos_Análises.G$4:.G$13])" office:value-type="float" office:value="0.0118987575616804" calcext:value-type="float">
            <text:p><text:s/>0,01190 </text:p>
          </table:table-cell>
          <table:table-cell table:style-name="ce5" table:formula="of:=+['file:///home/suporte/Downloads/variaveis%20eixo%201/NECCULT-%202017%20-%20ATLAS%20-%20V08%20-%20Valor%20Adicionado%20(05%20SET).xlsx'#$Formatos_Análises.H10]/SUM(['file:///home/suporte/Downloads/variaveis%20eixo%201/NECCULT-%202017%20-%20ATLAS%20-%20V08%20-%20Valor%20Adicionado%20(05%20SET).xlsx'#$Formatos_Análises.H$4:.H$13])" office:value-type="float" office:value="0.0145168731713716" calcext:value-type="float">
            <text:p><text:s/>0,01452 </text:p>
          </table:table-cell>
          <table:table-cell table:style-name="ce5" table:formula="of:=+['file:///home/suporte/Downloads/variaveis%20eixo%201/NECCULT-%202017%20-%20ATLAS%20-%20V08%20-%20Valor%20Adicionado%20(05%20SET).xlsx'#$Formatos_Análises.I10]/SUM(['file:///home/suporte/Downloads/variaveis%20eixo%201/NECCULT-%202017%20-%20ATLAS%20-%20V08%20-%20Valor%20Adicionado%20(05%20SET).xlsx'#$Formatos_Análises.I$4:.I$13])" office:value-type="float" office:value="0.014642578347628" calcext:value-type="float">
            <text:p><text:s/>0,01464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úsica</text:p>
          </table:table-cell>
          <table:table-cell table:style-name="ce5" table:formula="of:=+['file:///home/suporte/Downloads/variaveis%20eixo%201/NECCULT-%202017%20-%20ATLAS%20-%20V08%20-%20Valor%20Adicionado%20(05%20SET).xlsx'#$Formatos_Análises.B11]/SUM(['file:///home/suporte/Downloads/variaveis%20eixo%201/NECCULT-%202017%20-%20ATLAS%20-%20V08%20-%20Valor%20Adicionado%20(05%20SET).xlsx'#$Formatos_Análises.B$4:.B$13])" office:value-type="float" office:value="0.0293670971980801" calcext:value-type="float">
            <text:p><text:s/>0,02937 </text:p>
          </table:table-cell>
          <table:table-cell table:style-name="ce5" table:formula="of:=+['file:///home/suporte/Downloads/variaveis%20eixo%201/NECCULT-%202017%20-%20ATLAS%20-%20V08%20-%20Valor%20Adicionado%20(05%20SET).xlsx'#$Formatos_Análises.C11]/SUM(['file:///home/suporte/Downloads/variaveis%20eixo%201/NECCULT-%202017%20-%20ATLAS%20-%20V08%20-%20Valor%20Adicionado%20(05%20SET).xlsx'#$Formatos_Análises.C$4:.C$13])" office:value-type="float" office:value="0.0278094503597439" calcext:value-type="float">
            <text:p><text:s/>0,02781 </text:p>
          </table:table-cell>
          <table:table-cell table:style-name="ce5" table:formula="of:=+['file:///home/suporte/Downloads/variaveis%20eixo%201/NECCULT-%202017%20-%20ATLAS%20-%20V08%20-%20Valor%20Adicionado%20(05%20SET).xlsx'#$Formatos_Análises.D11]/SUM(['file:///home/suporte/Downloads/variaveis%20eixo%201/NECCULT-%202017%20-%20ATLAS%20-%20V08%20-%20Valor%20Adicionado%20(05%20SET).xlsx'#$Formatos_Análises.D$4:.D$13])" office:value-type="float" office:value="0.0273291489957313" calcext:value-type="float">
            <text:p><text:s/>0,02733 </text:p>
          </table:table-cell>
          <table:table-cell table:style-name="ce5" table:formula="of:=+['file:///home/suporte/Downloads/variaveis%20eixo%201/NECCULT-%202017%20-%20ATLAS%20-%20V08%20-%20Valor%20Adicionado%20(05%20SET).xlsx'#$Formatos_Análises.E11]/SUM(['file:///home/suporte/Downloads/variaveis%20eixo%201/NECCULT-%202017%20-%20ATLAS%20-%20V08%20-%20Valor%20Adicionado%20(05%20SET).xlsx'#$Formatos_Análises.E$4:.E$13])" office:value-type="float" office:value="0.0255185472462081" calcext:value-type="float">
            <text:p><text:s/>0,02552 </text:p>
          </table:table-cell>
          <table:table-cell table:style-name="ce5" table:formula="of:=+['file:///home/suporte/Downloads/variaveis%20eixo%201/NECCULT-%202017%20-%20ATLAS%20-%20V08%20-%20Valor%20Adicionado%20(05%20SET).xlsx'#$Formatos_Análises.F11]/SUM(['file:///home/suporte/Downloads/variaveis%20eixo%201/NECCULT-%202017%20-%20ATLAS%20-%20V08%20-%20Valor%20Adicionado%20(05%20SET).xlsx'#$Formatos_Análises.F$4:.F$13])" office:value-type="float" office:value="0.023546640507114" calcext:value-type="float">
            <text:p><text:s/>0,02355 </text:p>
          </table:table-cell>
          <table:table-cell table:style-name="ce5" table:formula="of:=+['file:///home/suporte/Downloads/variaveis%20eixo%201/NECCULT-%202017%20-%20ATLAS%20-%20V08%20-%20Valor%20Adicionado%20(05%20SET).xlsx'#$Formatos_Análises.G11]/SUM(['file:///home/suporte/Downloads/variaveis%20eixo%201/NECCULT-%202017%20-%20ATLAS%20-%20V08%20-%20Valor%20Adicionado%20(05%20SET).xlsx'#$Formatos_Análises.G$4:.G$13])" office:value-type="float" office:value="0.0257210391585732" calcext:value-type="float">
            <text:p><text:s/>0,02572 </text:p>
          </table:table-cell>
          <table:table-cell table:style-name="ce5" table:formula="of:=+['file:///home/suporte/Downloads/variaveis%20eixo%201/NECCULT-%202017%20-%20ATLAS%20-%20V08%20-%20Valor%20Adicionado%20(05%20SET).xlsx'#$Formatos_Análises.H11]/SUM(['file:///home/suporte/Downloads/variaveis%20eixo%201/NECCULT-%202017%20-%20ATLAS%20-%20V08%20-%20Valor%20Adicionado%20(05%20SET).xlsx'#$Formatos_Análises.H$4:.H$13])" office:value-type="float" office:value="0.0124390165949999" calcext:value-type="float">
            <text:p><text:s/>0,01244 </text:p>
          </table:table-cell>
          <table:table-cell table:style-name="ce5" table:formula="of:=+['file:///home/suporte/Downloads/variaveis%20eixo%201/NECCULT-%202017%20-%20ATLAS%20-%20V08%20-%20Valor%20Adicionado%20(05%20SET).xlsx'#$Formatos_Análises.I11]/SUM(['file:///home/suporte/Downloads/variaveis%20eixo%201/NECCULT-%202017%20-%20ATLAS%20-%20V08%20-%20Valor%20Adicionado%20(05%20SET).xlsx'#$Formatos_Análises.I$4:.I$13])" office:value-type="float" office:value="0.0227926201984042" calcext:value-type="float">
            <text:p><text:s/>0,02279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trimônio</text:p>
          </table:table-cell>
          <table:table-cell table:style-name="ce5" table:formula="of:=+['file:///home/suporte/Downloads/variaveis%20eixo%201/NECCULT-%202017%20-%20ATLAS%20-%20V08%20-%20Valor%20Adicionado%20(05%20SET).xlsx'#$Formatos_Análises.B12]/SUM(['file:///home/suporte/Downloads/variaveis%20eixo%201/NECCULT-%202017%20-%20ATLAS%20-%20V08%20-%20Valor%20Adicionado%20(05%20SET).xlsx'#$Formatos_Análises.B$4:.B$13])" office:value-type="float" office:value="0.00892849726762869" calcext:value-type="float">
            <text:p><text:s/>0,00893 </text:p>
          </table:table-cell>
          <table:table-cell table:style-name="ce5" table:formula="of:=+['file:///home/suporte/Downloads/variaveis%20eixo%201/NECCULT-%202017%20-%20ATLAS%20-%20V08%20-%20Valor%20Adicionado%20(05%20SET).xlsx'#$Formatos_Análises.C12]/SUM(['file:///home/suporte/Downloads/variaveis%20eixo%201/NECCULT-%202017%20-%20ATLAS%20-%20V08%20-%20Valor%20Adicionado%20(05%20SET).xlsx'#$Formatos_Análises.C$4:.C$13])" office:value-type="float" office:value="0.00900340006753327" calcext:value-type="float">
            <text:p><text:s/>0,00900 </text:p>
          </table:table-cell>
          <table:table-cell table:style-name="ce5" table:formula="of:=+['file:///home/suporte/Downloads/variaveis%20eixo%201/NECCULT-%202017%20-%20ATLAS%20-%20V08%20-%20Valor%20Adicionado%20(05%20SET).xlsx'#$Formatos_Análises.D12]/SUM(['file:///home/suporte/Downloads/variaveis%20eixo%201/NECCULT-%202017%20-%20ATLAS%20-%20V08%20-%20Valor%20Adicionado%20(05%20SET).xlsx'#$Formatos_Análises.D$4:.D$13])" office:value-type="float" office:value="0.00771166843433447" calcext:value-type="float">
            <text:p><text:s/>0,00771 </text:p>
          </table:table-cell>
          <table:table-cell table:style-name="ce5" table:formula="of:=+['file:///home/suporte/Downloads/variaveis%20eixo%201/NECCULT-%202017%20-%20ATLAS%20-%20V08%20-%20Valor%20Adicionado%20(05%20SET).xlsx'#$Formatos_Análises.E12]/SUM(['file:///home/suporte/Downloads/variaveis%20eixo%201/NECCULT-%202017%20-%20ATLAS%20-%20V08%20-%20Valor%20Adicionado%20(05%20SET).xlsx'#$Formatos_Análises.E$4:.E$13])" office:value-type="float" office:value="0.00811115300771822" calcext:value-type="float">
            <text:p><text:s/>0,00811 </text:p>
          </table:table-cell>
          <table:table-cell table:style-name="ce5" table:formula="of:=+['file:///home/suporte/Downloads/variaveis%20eixo%201/NECCULT-%202017%20-%20ATLAS%20-%20V08%20-%20Valor%20Adicionado%20(05%20SET).xlsx'#$Formatos_Análises.F12]/SUM(['file:///home/suporte/Downloads/variaveis%20eixo%201/NECCULT-%202017%20-%20ATLAS%20-%20V08%20-%20Valor%20Adicionado%20(05%20SET).xlsx'#$Formatos_Análises.F$4:.F$13])" office:value-type="float" office:value="0.00666346678867747" calcext:value-type="float">
            <text:p><text:s/>0,00666 </text:p>
          </table:table-cell>
          <table:table-cell table:style-name="ce5" table:formula="of:=+['file:///home/suporte/Downloads/variaveis%20eixo%201/NECCULT-%202017%20-%20ATLAS%20-%20V08%20-%20Valor%20Adicionado%20(05%20SET).xlsx'#$Formatos_Análises.G12]/SUM(['file:///home/suporte/Downloads/variaveis%20eixo%201/NECCULT-%202017%20-%20ATLAS%20-%20V08%20-%20Valor%20Adicionado%20(05%20SET).xlsx'#$Formatos_Análises.G$4:.G$13])" office:value-type="float" office:value="0.00664103156832284" calcext:value-type="float">
            <text:p><text:s/>0,00664 </text:p>
          </table:table-cell>
          <table:table-cell table:style-name="ce5" table:formula="of:=+['file:///home/suporte/Downloads/variaveis%20eixo%201/NECCULT-%202017%20-%20ATLAS%20-%20V08%20-%20Valor%20Adicionado%20(05%20SET).xlsx'#$Formatos_Análises.H12]/SUM(['file:///home/suporte/Downloads/variaveis%20eixo%201/NECCULT-%202017%20-%20ATLAS%20-%20V08%20-%20Valor%20Adicionado%20(05%20SET).xlsx'#$Formatos_Análises.H$4:.H$13])" office:value-type="float" office:value="0.00729313386167588" calcext:value-type="float">
            <text:p><text:s/>0,00729 </text:p>
          </table:table-cell>
          <table:table-cell table:style-name="ce5" table:formula="of:=+['file:///home/suporte/Downloads/variaveis%20eixo%201/NECCULT-%202017%20-%20ATLAS%20-%20V08%20-%20Valor%20Adicionado%20(05%20SET).xlsx'#$Formatos_Análises.I12]/SUM(['file:///home/suporte/Downloads/variaveis%20eixo%201/NECCULT-%202017%20-%20ATLAS%20-%20V08%20-%20Valor%20Adicionado%20(05%20SET).xlsx'#$Formatos_Análises.I$4:.I$13])" office:value-type="float" office:value="0.00636302548049834" calcext:value-type="float">
            <text:p><text:s/>0,00636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ublicidade</text:p>
          </table:table-cell>
          <table:table-cell table:style-name="ce5" table:formula="of:=+['file:///home/suporte/Downloads/variaveis%20eixo%201/NECCULT-%202017%20-%20ATLAS%20-%20V08%20-%20Valor%20Adicionado%20(05%20SET).xlsx'#$Formatos_Análises.B13]/SUM(['file:///home/suporte/Downloads/variaveis%20eixo%201/NECCULT-%202017%20-%20ATLAS%20-%20V08%20-%20Valor%20Adicionado%20(05%20SET).xlsx'#$Formatos_Análises.B$4:.B$13])" office:value-type="float" office:value="0.142160702939405" calcext:value-type="float">
            <text:p><text:s/>0,14216 </text:p>
          </table:table-cell>
          <table:table-cell table:style-name="ce5" table:formula="of:=+['file:///home/suporte/Downloads/variaveis%20eixo%201/NECCULT-%202017%20-%20ATLAS%20-%20V08%20-%20Valor%20Adicionado%20(05%20SET).xlsx'#$Formatos_Análises.C13]/SUM(['file:///home/suporte/Downloads/variaveis%20eixo%201/NECCULT-%202017%20-%20ATLAS%20-%20V08%20-%20Valor%20Adicionado%20(05%20SET).xlsx'#$Formatos_Análises.C$4:.C$13])" office:value-type="float" office:value="0.154235578260345" calcext:value-type="float">
            <text:p><text:s/>0,15424 </text:p>
          </table:table-cell>
          <table:table-cell table:style-name="ce5" table:formula="of:=+['file:///home/suporte/Downloads/variaveis%20eixo%201/NECCULT-%202017%20-%20ATLAS%20-%20V08%20-%20Valor%20Adicionado%20(05%20SET).xlsx'#$Formatos_Análises.D13]/SUM(['file:///home/suporte/Downloads/variaveis%20eixo%201/NECCULT-%202017%20-%20ATLAS%20-%20V08%20-%20Valor%20Adicionado%20(05%20SET).xlsx'#$Formatos_Análises.D$4:.D$13])" office:value-type="float" office:value="0.138065631634697" calcext:value-type="float">
            <text:p><text:s/>0,13807 </text:p>
          </table:table-cell>
          <table:table-cell table:style-name="ce5" table:formula="of:=+['file:///home/suporte/Downloads/variaveis%20eixo%201/NECCULT-%202017%20-%20ATLAS%20-%20V08%20-%20Valor%20Adicionado%20(05%20SET).xlsx'#$Formatos_Análises.E13]/SUM(['file:///home/suporte/Downloads/variaveis%20eixo%201/NECCULT-%202017%20-%20ATLAS%20-%20V08%20-%20Valor%20Adicionado%20(05%20SET).xlsx'#$Formatos_Análises.E$4:.E$13])" office:value-type="float" office:value="0.132249500186588" calcext:value-type="float">
            <text:p><text:s/>0,13225 </text:p>
          </table:table-cell>
          <table:table-cell table:style-name="ce5" table:formula="of:=+['file:///home/suporte/Downloads/variaveis%20eixo%201/NECCULT-%202017%20-%20ATLAS%20-%20V08%20-%20Valor%20Adicionado%20(05%20SET).xlsx'#$Formatos_Análises.F13]/SUM(['file:///home/suporte/Downloads/variaveis%20eixo%201/NECCULT-%202017%20-%20ATLAS%20-%20V08%20-%20Valor%20Adicionado%20(05%20SET).xlsx'#$Formatos_Análises.F$4:.F$13])" office:value-type="float" office:value="0.137191421799272" calcext:value-type="float">
            <text:p><text:s/>0,13719 </text:p>
          </table:table-cell>
          <table:table-cell table:style-name="ce5" table:formula="of:=+['file:///home/suporte/Downloads/variaveis%20eixo%201/NECCULT-%202017%20-%20ATLAS%20-%20V08%20-%20Valor%20Adicionado%20(05%20SET).xlsx'#$Formatos_Análises.G13]/SUM(['file:///home/suporte/Downloads/variaveis%20eixo%201/NECCULT-%202017%20-%20ATLAS%20-%20V08%20-%20Valor%20Adicionado%20(05%20SET).xlsx'#$Formatos_Análises.G$4:.G$13])" office:value-type="float" office:value="0.139704748305318" calcext:value-type="float">
            <text:p><text:s/>0,13970 </text:p>
          </table:table-cell>
          <table:table-cell table:style-name="ce5" table:formula="of:=+['file:///home/suporte/Downloads/variaveis%20eixo%201/NECCULT-%202017%20-%20ATLAS%20-%20V08%20-%20Valor%20Adicionado%20(05%20SET).xlsx'#$Formatos_Análises.H13]/SUM(['file:///home/suporte/Downloads/variaveis%20eixo%201/NECCULT-%202017%20-%20ATLAS%20-%20V08%20-%20Valor%20Adicionado%20(05%20SET).xlsx'#$Formatos_Análises.H$4:.H$13])" office:value-type="float" office:value="0.148748288149687" calcext:value-type="float">
            <text:p><text:s/>0,14875 </text:p>
          </table:table-cell>
          <table:table-cell table:style-name="ce5" table:formula="of:=+['file:///home/suporte/Downloads/variaveis%20eixo%201/NECCULT-%202017%20-%20ATLAS%20-%20V08%20-%20Valor%20Adicionado%20(05%20SET).xlsx'#$Formatos_Análises.I13]/SUM(['file:///home/suporte/Downloads/variaveis%20eixo%201/NECCULT-%202017%20-%20ATLAS%20-%20V08%20-%20Valor%20Adicionado%20(05%20SET).xlsx'#$Formatos_Análises.I$4:.I$13])" office:value-type="float" office:value="0.152361764291747" calcext:value-type="float">
            <text:p><text:s/>0,152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SUM(LARGE([.B34:.B43];{1|2|3|4}))" office:value-type="float" office:value="0.905186227496394" calcext:value-type="float">
            <text:p><text:s/>0,90519 </text:p>
          </table:table-cell>
          <table:table-cell table:style-name="ce5" table:formula="of:=SUM(LARGE([.C34:.C43];{1|2|3|4}))" office:value-type="float" office:value="0.900975897967297" calcext:value-type="float">
            <text:p><text:s/>0,90098 </text:p>
          </table:table-cell>
          <table:table-cell table:style-name="ce5" table:formula="of:=SUM(LARGE([.D34:.D43];{1|2|3|4}))" office:value-type="float" office:value="0.896574461135782" calcext:value-type="float">
            <text:p><text:s/>0,89657 </text:p>
          </table:table-cell>
          <table:table-cell table:style-name="ce5" table:formula="of:=SUM(LARGE([.E34:.E43];{1|2|3|4}))" office:value-type="float" office:value="0.890820095550616" calcext:value-type="float">
            <text:p><text:s/>0,89082 </text:p>
          </table:table-cell>
          <table:table-cell table:style-name="ce5" table:formula="of:=SUM(LARGE([.F34:.F43];{1|2|3|4}))" office:value-type="float" office:value="0.890485120477402" calcext:value-type="float">
            <text:p><text:s/>0,89049 </text:p>
          </table:table-cell>
          <table:table-cell table:style-name="ce5" table:formula="of:=SUM(LARGE([.G34:.G43];{1|2|3|4}))" office:value-type="float" office:value="0.888043915620764" calcext:value-type="float">
            <text:p><text:s/>0,88804 </text:p>
          </table:table-cell>
          <table:table-cell table:style-name="ce5" table:formula="of:=SUM(LARGE([.H34:.H43];{1|2|3|4}))" office:value-type="float" office:value="0.886796420301932" calcext:value-type="float">
            <text:p><text:s/>0,88680 </text:p>
          </table:table-cell>
          <table:table-cell table:style-name="ce5" table:formula="of:=SUM(LARGE([.I34:.I43];{1|2|3|4}))" office:value-type="float" office:value="0.872172681308623" calcext:value-type="float">
            <text:p><text:s/>0,87217 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x Ano_TX_VAR" table:style-name="ta2">
        <table:table-column table:style-name="co4" table:default-cell-style-name="ce2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4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table:style-name="ce6" table:formula="of:=+[$'Total x Ano'.C30]/[$'Total x Ano'.B30]-1" office:value-type="float" office:value="-0.00262912743892496" calcext:value-type="float">
            <text:p>-0,0026 </text:p>
          </table:table-cell>
          <table:table-cell table:style-name="ce6" table:formula="of:=+[$'Total x Ano'.D30]/[$'Total x Ano'.C30]-1" office:value-type="float" office:value="-0.00513677805239032" calcext:value-type="float">
            <text:p>-0,0051 </text:p>
          </table:table-cell>
          <table:table-cell table:style-name="ce6" table:formula="of:=+[$'Total x Ano'.E30]/[$'Total x Ano'.D30]-1" office:value-type="float" office:value="-0.00521364175849015" calcext:value-type="float">
            <text:p>-0,0052 </text:p>
          </table:table-cell>
          <table:table-cell table:style-name="ce6" table:formula="of:=+[$'Total x Ano'.F30]/[$'Total x Ano'.E30]-1" office:value-type="float" office:value="-0.00688495979847326" calcext:value-type="float">
            <text:p>-0,0069 </text:p>
          </table:table-cell>
          <table:table-cell table:style-name="ce6" table:formula="of:=+[$'Total x Ano'.G30]/[$'Total x Ano'.F30]-1" office:value-type="float" office:value="0.00477288124057251" calcext:value-type="float">
            <text:p><text:s/>0,0048 </text:p>
          </table:table-cell>
          <table:table-cell table:style-name="ce6" table:formula="of:=+[$'Total x Ano'.H30]/[$'Total x Ano'.G30]-1" office:value-type="float" office:value="-0.0170345677371956" calcext:value-type="float">
            <text:p>-0,0170 </text:p>
          </table:table-cell>
          <table:table-cell table:style-name="ce6" table:formula="of:=+[$'Total x Ano'.I30]/[$'Total x Ano'.H30]-1" office:value-type="float" office:value="-0.000640516022528792" calcext:value-type="float">
            <text:p>-0,0006 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4- CONCENTRAÇÃO POR CADEI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rtes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Gest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Músic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+[$'Total x Ano'.C44]/[$'Total x Ano'.B44]-1" office:value-type="float" office:value="-0.00465134068681294" calcext:value-type="float">
            <text:p>-0,00465 </text:p>
          </table:table-cell>
          <table:table-cell table:style-name="ce5" table:formula="of:=+[$'Total x Ano'.D44]/[$'Total x Ano'.C44]-1" office:value-type="float" office:value="-0.00488518820697148" calcext:value-type="float">
            <text:p>-0,00489 </text:p>
          </table:table-cell>
          <table:table-cell table:style-name="ce5" table:formula="of:=+[$'Total x Ano'.E44]/[$'Total x Ano'.D44]-1" office:value-type="float" office:value="-0.00641816807705664" calcext:value-type="float">
            <text:p>-0,00642 </text:p>
          </table:table-cell>
          <table:table-cell table:style-name="ce5" table:formula="of:=+[$'Total x Ano'.F44]/[$'Total x Ano'.E44]-1" office:value-type="float" office:value="-0.000376029991787208" calcext:value-type="float">
            <text:p>-0,00038 </text:p>
          </table:table-cell>
          <table:table-cell table:style-name="ce5" table:formula="of:=+[$'Total x Ano'.G44]/[$'Total x Ano'.F44]-1" office:value-type="float" office:value="-0.00274143250740577" calcext:value-type="float">
            <text:p>-0,00274 </text:p>
          </table:table-cell>
          <table:table-cell table:style-name="ce5" table:formula="of:=+[$'Total x Ano'.H44]/[$'Total x Ano'.G44]-1" office:value-type="float" office:value="-0.00140476759863906" calcext:value-type="float">
            <text:p>-0,00140 </text:p>
          </table:table-cell>
          <table:table-cell table:style-name="ce5" table:formula="of:=+[$'Total x Ano'.I44]/[$'Total x Ano'.H44]-1" office:value-type="float" office:value="-0.0164905255124164" calcext:value-type="float">
            <text:p>-0,01649 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otal_20_x_20_Ano" style:display-name="PageStyle_Total x 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x_20_Ano_5f_TX_5f_VAR" style:display-name="PageStyle_Total x Ano_TX_V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Rodrigues Sanguinet</meta:initial-creator>
    <dc:creator>Artur Peluso Waismann</dc:creator>
    <meta:creation-date>2017-03-30T12:48:29</meta:creation-date>
    <dc:date>2017-09-18T18:48:47</dc:date>
    <meta:generator>LibreOffice/5.1.6.2$Linux_X86_64 LibreOffice_project/10m0$Build-2</meta:generator>
    <meta:document-statistic meta:table-count="2" meta:cell-count="438" meta:object-count="0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